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A0000002B1201CBDBA.png"/>
  <manifest:file-entry manifest:media-type="image/jpeg" manifest:full-path="Pictures/100000000000017B00000063516DB611.jpg"/>
  <manifest:file-entry manifest:media-type="image/jpeg" manifest:full-path="Pictures/10000000000002E1000000BBEFAC77C8.jpg"/>
  <manifest:file-entry manifest:media-type="image/jpeg" manifest:full-path="Pictures/1000000000000053000000538CD250B5.jpg"/>
  <manifest:file-entry manifest:media-type="image/jpeg" manifest:full-path="Pictures/10000000000000450000004AA8B75B09.jpg"/>
  <manifest:file-entry manifest:media-type="image/png" manifest:full-path="Pictures/10000201000003A60000015F792E5C8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urst_20_Title-title">
      <style:graphic-properties draw:stroke="none" draw:fill="none" draw:fill-color="#df0029" draw:textarea-horizontal-align="left" draw:textarea-vertical-align="bottom" draw:auto-grow-height="true" draw:auto-grow-width="false" fo:min-height="4.243cm" fo:min-width="0cm" fo:padding-top="0cm" fo:padding-bottom="0cm" fo:padding-left="0cm" fo:padding-right="0cm" draw:shadow="hidden" draw:shadow-color="#6b6b6b"/>
    </style:style>
    <style:style style:name="pr2" style:family="presentation" style:parent-style-name="Burst_20_Title-notes" style:list-style-name="L7">
      <style:graphic-properties draw:fill-color="#ffffff" draw:auto-grow-height="true" fo:min-height="13.365cm"/>
    </style:style>
    <style:style style:name="pr3" style:family="presentation" style:parent-style-name="Burst_20_Break-title">
      <style:graphic-properties draw:auto-grow-height="true" fo:min-height="3.181cm"/>
    </style:style>
    <style:style style:name="pr4" style:family="presentation" style:parent-style-name="Burst_20_Break-outline1">
      <style:graphic-properties fo:min-height="0.501cm"/>
    </style:style>
    <style:style style:name="pr5" style:family="presentation" style:parent-style-name="Burst_20_Break-notes">
      <style:graphic-properties draw:fill-color="#ffffff" fo:min-height="13.365cm"/>
    </style:style>
    <style:style style:name="pr6" style:family="presentation" style:parent-style-name="Bullet-title">
      <style:graphic-properties fo:min-height="2.753cm"/>
    </style:style>
    <style:style style:name="pr7" style:family="presentation" style:parent-style-name="Bullet-notes">
      <style:graphic-properties draw:fill-color="#ffffff" fo:min-height="11.642cm"/>
    </style:style>
    <style:style style:name="pr8" style:family="presentation" style:parent-style-name="Burst_20_Break-title">
      <style:graphic-properties fo:min-height="3.181cm"/>
    </style:style>
    <style:style style:name="pr9" style:family="presentation" style:parent-style-name="Burst_20_Break-title">
      <style:graphic-properties draw:fill-color="#ffffff" draw:auto-grow-height="true" fo:min-height="3.181cm"/>
    </style:style>
    <style:style style:name="pr10" style:family="presentation" style:parent-style-name="Burst_20_Break-notes" style:list-style-name="L1">
      <style:graphic-properties draw:fill-color="#ffffff" draw:auto-grow-height="true" fo:min-height="13.365cm"/>
    </style:style>
    <style:style style:name="pr11" style:family="presentation" style:parent-style-name="Disclaimer-outline1" style:list-style-name="L8">
      <style:graphic-properties draw:stroke="none" draw:fill="none" draw:fill-color="#cccccd" draw:textarea-horizontal-align="left" draw:textarea-vertical-align="top" draw:auto-grow-height="true" draw:auto-grow-width="false" fo:min-height="9.009cm" fo:min-width="0cm" fo:padding-top="0cm" fo:padding-bottom="0cm" fo:padding-left="0cm" fo:padding-right="0cm" draw:shadow="hidden" draw:shadow-color="#808080"/>
    </style:style>
    <style:style style:name="pr12" style:family="presentation" style:parent-style-name="Disclaimer-notes">
      <style:graphic-properties draw:fill-color="#ffffff" draw:auto-grow-height="true" fo:min-height="11.642cm"/>
    </style:style>
    <style:style style:name="P1" style:family="paragraph">
      <style:paragraph-properties fo:margin-left="0cm" fo:margin-right="0cm" fo:line-height="105%" fo:text-indent="0cm"/>
    </style:style>
    <style:style style:name="P2" style:family="paragraph">
      <style:paragraph-properties text:enable-numbering="false" fo:margin-left="0cm" fo:margin-right="0cm" fo:line-height="105%" fo:text-indent="0cm" style:writing-mode="lr-tb"/>
    </style:style>
    <style:style style:name="P3" style:family="paragraph">
      <style:paragraph-properties fo:margin-left="0cm" fo:margin-right="0cm" fo:margin-top="0cm" fo:margin-bottom="0.152cm" fo:line-height="110%" fo:text-indent="0cm"/>
    </style:style>
    <style:style style:name="P4" style:family="paragraph">
      <style:paragraph-properties fo:margin-left="0.6cm" fo:margin-right="0cm" fo:text-indent="-0.6cm"/>
    </style:style>
    <style:style style:name="P5" style:family="paragraph">
      <style:text-properties fo:font-size="12pt"/>
    </style:style>
    <style:style style:name="P6" style:family="paragraph">
      <style:paragraph-properties fo:margin-left="0cm" fo:margin-right="0cm" fo:text-indent="0cm"/>
    </style:style>
    <style:style style:name="P7" style:family="paragraph">
      <style:paragraph-properties fo:margin-left="0cm" fo:margin-right="0cm" fo:text-indent="0cm" style:text-autospace="none"/>
    </style:style>
    <style:style style:name="P8" style:family="paragraph">
      <style:paragraph-properties text:enable-numbering="false" fo:margin-left="0cm" fo:margin-right="0cm" fo:text-indent="0cm" style:writing-mode="lr-tb"/>
      <style:text-properties fo:color="#ffffff" fo:font-size="12pt"/>
    </style:style>
    <style:style style:name="P9" style:family="paragraph">
      <style:paragraph-properties fo:margin-left="0cm" fo:margin-right="0cm" fo:text-indent="0cm"/>
      <style:text-properties fo:font-size="12pt"/>
    </style:style>
    <style:style style:name="T1" style:family="text">
      <style:text-properties fo:color="#ffffff" fo:font-size="44pt" fo:language="en" fo:country="US" style:font-size-asian="45pt" style:font-size-complex="45pt"/>
    </style:style>
    <style:style style:name="T2" style:family="text">
      <style:text-properties fo:color="#ffffff" style:text-position="-1% 25%" fo:font-size="44pt" fo:language="en" fo:country="US" style:font-size-asian="44pt" style:font-size-complex="44pt"/>
    </style:style>
    <style:style style:name="T3" style:family="text">
      <style:text-properties fo:color="#ffffff" style:text-position="0% 100%" fo:font-size="44pt" fo:language="en" fo:country="US" style:font-size-asian="44pt" style:font-size-complex="44pt"/>
    </style:style>
    <style:style style:name="T4" style:family="text">
      <style:text-properties fo:color="#ffffff" style:text-position="0% 100%" fo:font-size="22pt" fo:language="en" fo:country="US" style:font-size-asian="22pt" style:font-size-complex="22pt"/>
    </style:style>
    <style:style style:name="T5" style:family="text">
      <style:text-properties fo:font-size="16pt" fo:font-weight="bold"/>
    </style:style>
    <style:style style:name="T6" style:family="text">
      <style:text-properties fo:font-size="14pt"/>
    </style:style>
    <style:style style:name="T7" style:family="text">
      <style:text-properties fo:color="#ffffff" fo:font-family="Arial" style:font-family-generic="swiss" style:font-pitch="variable" fo:font-size="12pt" fo:font-weight="bold" style:font-family-asian="Arial" style:font-family-generic-asian="swiss" style:font-pitch-asian="variable" style:font-size-asian="10pt" style:font-weight-asian="bold" style:font-family-complex="Arial" style:font-family-generic-complex="swiss" style:font-pitch-complex="variable" style:font-size-complex="10pt" style:font-weight-complex="bold"/>
    </style:style>
    <style:style style:name="T8" style:family="text">
      <style:text-properties fo:color="#ffffff" fo:font-family="Arial" style:font-family-generic="swiss" style:font-pitch="variable" fo:font-size="11pt" fo:font-weight="normal" style:font-family-asian="Arial" style:font-family-generic-asian="swiss" style:font-pitch-asian="variable" style:font-size-asian="10pt" style:font-family-complex="Arial" style:font-family-generic-complex="swiss" style:font-pitch-complex="variable" style:font-size-complex="10pt"/>
    </style:style>
    <style:style style:name="T9" style:family="text">
      <style:text-properties fo:color="#ffffff" fo:font-family="Arial" style:font-family-generic="swiss" style:font-pitch="variable" fo:font-size="11pt" fo:font-weight="bold" style:font-family-asian="Arial" style:font-family-generic-asian="swiss" style:font-pitch-asian="variable" style:font-size-asian="10pt" style:font-family-complex="Arial" style:font-family-generic-complex="swiss"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471cm"/>
        <style:text-properties fo:font-family="Arial" style:font-style-name="Regular" style:font-family-generic="swiss" style:font-pitch="variable" fo:color="#3c3c41" fo:font-size="65%"/>
      </text:list-level-style-bullet>
      <text:list-level-style-bullet text:level="2" text:bullet-char="–">
        <style:list-level-properties text:space-before="0.952cm" text:min-label-width="0.476cm"/>
        <style:text-properties fo:font-family="Arial" style:font-style-name="Regular" style:font-family-generic="swiss" style:font-pitch="variable" fo:color="#3c3c41" fo:font-size="65%"/>
      </text:list-level-style-bullet>
      <text:list-level-style-bullet text:level="3" text:bullet-char="&gt;">
        <style:list-level-properties text:space-before="1.746cm" text:min-label-width="0.494cm"/>
        <style:text-properties fo:font-family="Arial" style:font-style-name="Regular" style:font-family-generic="swiss" style:font-pitch="variable" fo:color="#3c3c41" fo:font-size="65%"/>
      </text:list-level-style-bullet>
      <text:list-level-style-bullet text:level="4" text:bullet-char="»">
        <style:list-level-properties text:space-before="2.557cm" text:min-label-width="0.468cm"/>
        <style:text-properties fo:font-family="Arial" style:font-style-name="Regular" style:font-family-generic="swiss" style:font-pitch="variable" fo:color="#3c3c41" fo:font-size="65%"/>
      </text:list-level-style-bullet>
      <text:list-level-style-bullet text:level="5"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6"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7"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8"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9"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Burst" draw:style-name="dp1" draw:master-page-name="Burst_20_Title" presentation:presentation-page-layout-name="AL1T0">
        <office:forms form:automatic-focus="false" form:apply-design-mode="false"/>
        <draw:frame presentation:style-name="pr1" draw:text-style-name="P2" draw:layer="layout" svg:width="22.225cm" svg:height="4.427cm" svg:x="2.743cm" svg:y="2.328cm" presentation:class="title" presentation:user-transformed="true">
          <draw:text-box>
            <text:p text:style-name="P1"><text:span text:style-name="T1">Novell</text:span><text:span text:style-name="T2">®</text:span><text:span text:style-name="T3"> VBA Interoperability roundup</text:span><text:span text:style-name="T4"><text:line-break/></text:span><text:span text:style-name="T4"/></text:p>
          </draw:text-box>
        </draw:frame>
        <draw:frame presentation:style-name="Burst_20_Title-subtitle" draw:text-style-name="P3" draw:layer="layout" svg:width="15.365cm" svg:height="3.843cm" svg:x="2.774cm" svg:y="10.188cm" presentation:class="subtitle" presentation:user-transformed="true">
          <draw:text-box>
            <text:p text:style-name="P3"><text:span text:style-name="T5">Noel Power</text:span></text:p>
            <text:p text:style-name="P3"><text:span text:style-name="T6">OpenOffice developer</text:span></text:p>
            <text:p text:style-name="P3"><text:span text:style-name="T6">noel.power@novell.com</text:span></text:p>
          </draw:text-box>
        </draw:frame>
        <presentation:notes draw:style-name="dp2">
          <draw:page-thumbnail draw:style-name="gr1" draw:layer="layout" svg:width="14.848cm" svg:height="11.135cm" svg:x="3.07cm" svg:y="2.257cm" draw:page-number="1" presentation:class="page"/>
          <draw:frame presentation:style-name="pr2" draw:text-style-name="P4" draw:layer="layout" svg:width="16.79cm" svg:height="13.365cm" svg:x="2.098cm" svg:y="14.107cm" presentation:class="notes" presentation:placeholder="true">
            <draw:text-box/>
          </draw:frame>
        </presentation:notes>
      </draw:page>
      <draw:page draw:name="page2" draw:style-name="dp1" draw:master-page-name="Burst_20_Break" presentation:presentation-page-layout-name="AL2T1">
        <office:forms form:automatic-focus="false" form:apply-design-mode="false"/>
        <draw:frame presentation:style-name="pr3" draw:layer="layout" svg:width="22.859cm" svg:height="3.181cm" svg:x="0.914cm" svg:y="7.612cm" presentation:class="title">
          <draw:text-box>
            <text:p>Quick Review</text:p>
          </draw:text-box>
        </draw:frame>
        <draw:frame presentation:style-name="pr4" draw:layer="layout" svg:width="7.084cm" svg:height="0.501cm" svg:x="0.669cm" svg:y="19.217cm" presentation:class="outline" presentation:placeholder="true" presentation:user-transformed="true">
          <draw:text-box/>
        </draw:frame>
        <presentation:notes draw:style-name="dp2">
          <draw:page-thumbnail draw:style-name="gr1" draw:layer="layout" svg:width="14.848cm" svg:height="11.135cm" svg:x="3.07cm" svg:y="2.257cm" draw:page-number="2" presentation:class="page"/>
          <draw:frame presentation:style-name="pr5" draw:text-style-name="P5" draw:layer="layout" svg:width="16.79cm" svg:height="13.365cm" svg:x="2.098cm" svg:y="14.107cm" presentation:class="notes" presentation:placeholder="true">
            <draw:text-box/>
          </draw:frame>
        </presentation:notes>
      </draw:page>
      <draw:page draw:name="page3" draw:style-name="dp1" draw:master-page-name="Bullet" presentation:presentation-page-layout-name="AL2T1">
        <office:forms form:automatic-focus="false" form:apply-design-mode="false"/>
        <draw:frame presentation:style-name="pr6" draw:layer="layout" svg:width="20.682cm" svg:height="2.753cm" svg:x="2.732cm" svg:y="0.71cm" presentation:class="title">
          <draw:text-box>
            <text:p>History</text:p>
          </draw:text-box>
        </draw:frame>
        <draw:frame presentation:style-name="Bullet-outline1" draw:layer="layout" svg:width="20.994cm" svg:height="12.375cm" svg:x="2.769cm" svg:y="4.316cm" presentation:class="outline">
          <draw:text-box>
            <text:list text:style-name="L4">
              <text:list-item>
                <text:p>Started in response to customer demand</text:p>
              </text:list-item>
              <text:list-item>
                <text:p>Releases </text:p>
                <text:list>
                  <text:list-item>
                    <text:p>SUSE 10.1 ( first appearance )</text:p>
                  </text:list-item>
                  <text:list-item>
                    <text:p>SUSE SLED 10 ( first supported version ) </text:p>
                  </text:list-item>
                </text:list>
              </text:list-item>
              <text:list-item>
                <text:p>Started VBA Interoperability incubator project</text:p>
                <text:list>
                  <text:list-item>
                    <text:p>http://vba.openoffice.org <text:s/>or</text:p>
                  </text:list-item>
                  <text:list-item>
                    <text:p><text:a xlink:href="http://wiki.services.openoffice.org/wiki/VBA">http://wiki.services.openoffice.org/wiki/VBA</text:a></text:p>
                  </text:list-item>
                </text:list>
              </text:list-item>
              <text:list-item>
                <text:p>Sun &amp; Novell agree to support a single solution</text:p>
                <text:list>
                  <text:list-item>
                    <text:p>Lots of bits upstreamed, lots more to go</text:p>
                  </text:list-item>
                </text:list>
              </text:list-item>
            </text:list>
          </draw:text-box>
        </draw:frame>
        <presentation:notes draw:style-name="dp2">
          <draw:page-thumbnail draw:style-name="gr1" draw:layer="layout" svg:width="12.982cm" svg:height="9.737cm" svg:x="3.14cm" svg:y="1.905cm" draw:page-number="3" presentation:class="page"/>
          <draw:frame presentation:style-name="pr7" draw:text-style-name="P5" draw:layer="layout" svg:width="14.182cm" svg:height="11.642cm" svg:x="2.54cm" svg:y="12.277cm" presentation:class="notes" presentation:placeholder="true">
            <draw:text-box/>
          </draw:frame>
        </presentation:notes>
      </draw:page>
      <draw:page draw:name="page4" draw:style-name="dp1" draw:master-page-name="Bullet" presentation:presentation-page-layout-name="AL2T1">
        <office:forms form:automatic-focus="false" form:apply-design-mode="false"/>
        <draw:frame presentation:style-name="pr6" draw:layer="layout" svg:width="20.682cm" svg:height="2.753cm" svg:x="2.732cm" svg:y="0.71cm" presentation:class="title">
          <draw:text-box>
            <text:p>Architecture</text:p>
          </draw:text-box>
        </draw:frame>
        <draw:frame presentation:style-name="Bullet-outline1" draw:layer="layout" svg:width="20.994cm" svg:height="12.375cm" svg:x="2.769cm" svg:y="4.316cm" presentation:class="outline">
          <draw:text-box>
            <text:list text:style-name="L4">
              <text:list-item>
                <text:p>Modified Openoffice.org basic runtime</text:p>
                <text:list>
                  <text:list-item>
                    <text:p>Running with in a special VBA compatability mode, the basic runtime can run native VBA code. ( Andreas Breagas does some fine work helping here as well )</text:p>
                  </text:list-item>
                </text:list>
              </text:list-item>
              <text:list-item>
                <text:p>VBA Excel api (C++) uno wrapper around existing Openoffice.org uno api</text:p>
                <text:list>
                  <text:list-item>
                    <text:p>In the VBA compatibility mode the Basic runtime is aware of the wrapper api and its various globals and entry points etc.</text:p>
                  </text:list-item>
                </text:list>
              </text:list-item>
              <text:list-item>
                <text:p>Supporting tweaks in core code</text:p>
                <text:list>
                  <text:list-item>
                    <text:p>Mostly in calc but also, basctl, svx, scripting and basic ( others ?)</text:p>
                  </text:list-item>
                </text:list>
              </text:list-item>
            </text:list>
          </draw:text-box>
        </draw:frame>
        <presentation:notes draw:style-name="dp2">
          <draw:page-thumbnail draw:style-name="gr1" draw:layer="layout" svg:width="12.982cm" svg:height="9.737cm" svg:x="3.14cm" svg:y="1.905cm" draw:page-number="4" presentation:class="page"/>
          <draw:frame presentation:style-name="pr7" draw:layer="layout" svg:width="14.182cm" svg:height="11.642cm" svg:x="2.54cm" svg:y="12.277cm" presentation:class="notes" presentation:placeholder="true">
            <draw:text-box/>
          </draw:frame>
        </presentation:notes>
      </draw:page>
      <draw:page draw:name="page5" draw:style-name="dp1" draw:master-page-name="Bullet" presentation:presentation-page-layout-name="AL2T1">
        <office:forms form:automatic-focus="false" form:apply-design-mode="false"/>
        <draw:frame presentation:style-name="pr6" draw:layer="layout" svg:width="20.682cm" svg:height="2.753cm" svg:x="2.732cm" svg:y="0.71cm" presentation:class="title">
          <draw:text-box>
            <text:p>What works</text:p>
          </draw:text-box>
        </draw:frame>
        <draw:frame presentation:style-name="Bullet-outline1" draw:layer="layout" svg:width="20.994cm" svg:height="12.375cm" svg:x="2.769cm" svg:y="4.316cm" presentation:class="outline">
          <draw:text-box>
            <text:list text:style-name="L4">
              <text:list-item>
                <text:p>Large chunks of the key objects of the VBA Excel Api</text:p>
                <text:list>
                  <text:list-item>
                    <text:p>Range</text:p>
                  </text:list-item>
                  <text:list-item>
                    <text:p>Worksheet</text:p>
                  </text:list-item>
                  <text:list-item>
                    <text:p>Workbook... etc.</text:p>
                  </text:list-item>
                </text:list>
              </text:list-item>
              <text:list-item>
                <text:p>Support for VBA syntax exotica</text:p>
                <text:list>
                  <text:list-item>
                    <text:p>Default methods &amp; properties,Array of array etc. syntax</text:p>
                  </text:list-item>
                  <text:list-item>
                    <text:p>Object Modules/Userforms </text:p>
                  </text:list-item>
                  <text:list-item>
                    <text:p>Increased runtime function support</text:p>
                  </text:list-item>
                </text:list>
              </text:list-item>
              <text:list-item>
                <text:p>Interaction with controls</text:p>
                <text:list>
                  <text:list-item>
                    <text:p>Macro event handlers for both Form and OLE controls</text:p>
                  </text:list-item>
                </text:list>
              </text:list-item>
            </text:list>
          </draw:text-box>
        </draw:frame>
        <presentation:notes draw:style-name="dp2">
          <draw:page-thumbnail draw:style-name="gr1" draw:layer="layout" svg:width="12.982cm" svg:height="9.737cm" svg:x="3.14cm" svg:y="1.905cm" draw:page-number="5" presentation:class="page"/>
          <draw:frame presentation:style-name="pr7" draw:layer="layout" svg:width="14.182cm" svg:height="11.642cm" svg:x="2.54cm" svg:y="12.277cm" presentation:class="notes" presentation:placeholder="true">
            <draw:text-box/>
          </draw:frame>
        </presentation:notes>
      </draw:page>
      <draw:page draw:name="page6" draw:style-name="dp1" draw:master-page-name="Burst_20_Break" presentation:presentation-page-layout-name="AL3T19">
        <office:forms form:automatic-focus="false" form:apply-design-mode="false"/>
        <draw:frame presentation:style-name="pr8" draw:layer="layout" svg:width="22.859cm" svg:height="3.181cm" svg:x="0.914cm" svg:y="7.612cm" presentation:class="title" presentation:user-transformed="true">
          <draw:text-box>
            <text:p>What's new</text:p>
          </draw:text-box>
        </draw:frame>
        <presentation:notes draw:style-name="dp2">
          <draw:page-thumbnail draw:style-name="gr1" draw:layer="layout" svg:width="14.848cm" svg:height="11.135cm" svg:x="3.07cm" svg:y="2.257cm" draw:page-number="6" presentation:class="page"/>
          <draw:frame presentation:style-name="pr5" draw:layer="layout" svg:width="16.79cm" svg:height="13.365cm" svg:x="2.098cm" svg:y="14.107cm" presentation:class="notes" presentation:placeholder="true">
            <draw:text-box/>
          </draw:frame>
        </presentation:notes>
      </draw:page>
      <draw:page draw:name="page7" draw:style-name="dp1" draw:master-page-name="Bullet" presentation:presentation-page-layout-name="AL2T1">
        <office:forms form:automatic-focus="false" form:apply-design-mode="false"/>
        <draw:frame presentation:style-name="pr6" draw:layer="layout" svg:width="20.682cm" svg:height="2.753cm" svg:x="2.732cm" svg:y="0.71cm" presentation:class="title" presentation:user-transformed="true">
          <draw:text-box>
            <text:list text:style-name="L3">
              <text:list-item>
                <text:p>WorkBook/Worksheet event support</text:p>
              </text:list-item>
            </text:list>
          </draw:text-box>
        </draw:frame>
        <draw:frame presentation:style-name="Bullet-outline1" draw:layer="layout" svg:width="20.994cm" svg:height="12.375cm" svg:x="2.769cm" svg:y="4.316cm" presentation:class="outline" presentation:user-transformed="true">
          <draw:text-box>
            <text:list text:style-name="L4">
              <text:list-item>
                <text:p>Good</text:p>
                <text:list>
                  <text:list-item>
                    <text:p>Workbook/Worksheet events centralized ( can be enabled/disabled easily ) - Demo</text:p>
                  </text:list-item>
                  <text:list-item>
                    <text:p>Pretty good coverage of Workbook/Worksheet events</text:p>
                  </text:list-item>
                </text:list>
              </text:list-item>
              <text:list-item>
                <text:p>Bad</text:p>
                <text:list>
                  <text:list-item>
                    <text:p>Events are pushed ( could impact performance )</text:p>
                  </text:list-item>
                  <text:list-item>
                    <text:p>Will need to be reworked eventually.</text:p>
                  </text:list-item>
                </text:list>
              </text:list-item>
            </text:list>
          </draw:text-box>
        </draw:frame>
        <presentation:notes draw:style-name="dp2">
          <draw:page-thumbnail draw:style-name="gr1" draw:layer="layout" svg:width="12.982cm" svg:height="9.737cm" svg:x="3.14cm" svg:y="1.905cm" draw:page-number="7" presentation:class="page"/>
          <draw:frame presentation:style-name="pr7" draw:layer="layout" svg:width="14.182cm" svg:height="11.642cm" svg:x="2.54cm" svg:y="12.277cm" presentation:class="notes" presentation:placeholder="true">
            <draw:text-box/>
          </draw:frame>
        </presentation:notes>
      </draw:page>
      <draw:page draw:name="page8" draw:style-name="dp1" draw:master-page-name="Bullet" presentation:presentation-page-layout-name="AL2T1">
        <office:forms form:automatic-focus="false" form:apply-design-mode="false"/>
        <draw:frame presentation:style-name="pr6" draw:layer="layout" svg:width="20.682cm" svg:height="2.753cm" svg:x="2.732cm" svg:y="0.71cm" presentation:class="title" presentation:user-transformed="true">
          <draw:text-box>
            <text:p>Object Modules</text:p>
          </draw:text-box>
        </draw:frame>
        <draw:frame presentation:style-name="Bullet-outline1" draw:layer="layout" svg:width="20.994cm" svg:height="12.375cm" svg:x="2.769cm" svg:y="4.316cm" presentation:class="outline" presentation:user-transformed="true">
          <draw:text-box>
            <text:list text:style-name="L4">
              <text:list-item>
                <text:p>What are they?</text:p>
                <text:list>
                  <text:list-item>
                    <text:p>Key abstraction for binding builtin application objects ( Worksheet, Workbook ) with the basic runtime</text:p>
                  </text:list-item>
                  <text:list-item>
                    <text:p>Core building block for Userforms</text:p>
                  </text:list-item>
                  <text:list-item>
                    <text:p>Provide all sorts of fiddley behavior</text:p>
                    <text:list>
                      <text:list-item>
                        <text:p>pseudo inheritance by allowing the core application object to be extended. New procedures can only be accessed via fully qualified names e.g. ( Sheet1.myProcedure )</text:p>
                      </text:list-item>
                      <text:list-item>
                        <text:p>Container for event handler routines</text:p>
                      </text:list-item>
                    </text:list>
                  </text:list-item>
                  <text:list-item>
                    <text:p>Should allow a 'better' event handling solution, the ObjectModule should register interest in the various events based on the presence of the event handlers.</text:p>
                  </text:list-item>
                </text:list>
              </text:list-item>
            </text:list>
          </draw:text-box>
        </draw:frame>
        <presentation:notes draw:style-name="dp2">
          <draw:page-thumbnail draw:style-name="gr1" draw:layer="layout" svg:width="12.982cm" svg:height="9.737cm" svg:x="3.14cm" svg:y="1.905cm" draw:page-number="8" presentation:class="page"/>
          <draw:frame presentation:style-name="pr7" draw:layer="layout" svg:width="14.182cm" svg:height="11.642cm" svg:x="2.54cm" svg:y="12.277cm" presentation:class="notes" presentation:placeholder="true">
            <draw:text-box/>
          </draw:frame>
        </presentation:notes>
      </draw:page>
      <draw:page draw:name="page9" draw:style-name="dp1" draw:master-page-name="Bullet" presentation:presentation-page-layout-name="AL2T1">
        <office:forms form:automatic-focus="false" form:apply-design-mode="false"/>
        <draw:frame presentation:style-name="pr6" draw:layer="layout" svg:width="20.682cm" svg:height="2.753cm" svg:x="2.732cm" svg:y="0.71cm" presentation:class="title" presentation:user-transformed="true">
          <draw:text-box>
            <text:p>UserForms</text:p>
          </draw:text-box>
        </draw:frame>
        <draw:frame presentation:style-name="Bullet-outline1" draw:layer="layout" svg:width="20.994cm" svg:height="12.375cm" svg:x="2.769cm" svg:y="4.316cm" presentation:class="outline" presentation:user-transformed="true">
          <draw:text-box>
            <text:list text:style-name="L4">
              <text:list-item>
                <text:p>Lots of tweaking of existing api ( controls )</text:p>
              </text:list-item>
              <text:list-item>
                <text:p>Life cycle fun</text:p>
                <text:list>
                  <text:list-item>
                    <text:p>Special initialize &amp; terminate event handlers</text:p>
                  </text:list-item>
                  <text:list-item>
                    <text:p>Special load/unload behavior</text:p>
                  </text:list-item>
                </text:list>
              </text:list-item>
              <text:list-item>
                <text:p>Binary import improvements</text:p>
                <text:list>
                  <text:list-item>
                    <text:p>Progress bar</text:p>
                  </text:list-item>
                  <text:list-item>
                    <text:p>Misc tweaks to importer due to userform effort</text:p>
                  </text:list-item>
                </text:list>
              </text:list-item>
              <text:list-item>
                <text:p>Control enhancements</text:p>
                <text:list>
                  <text:list-item>
                    <text:p>[ Row|Source ]Control attributes for ListBox, ComboBox ( demo – listbox )</text:p>
                  </text:list-item>
                  <text:list-item>
                    <text:p>spin-button </text:p>
                  </text:list-item>
                </text:list>
              </text:list-item>
            </text:list>
          </draw:text-box>
        </draw:frame>
        <presentation:notes draw:style-name="dp2">
          <draw:page-thumbnail draw:style-name="gr1" draw:layer="layout" svg:width="12.982cm" svg:height="9.737cm" svg:x="3.14cm" svg:y="1.905cm" draw:page-number="9" presentation:class="page"/>
          <draw:frame presentation:style-name="pr7" draw:layer="layout" svg:width="14.182cm" svg:height="11.642cm" svg:x="2.54cm" svg:y="12.277cm" presentation:class="notes" presentation:placeholder="true">
            <draw:text-box/>
          </draw:frame>
        </presentation:notes>
      </draw:page>
      <draw:page draw:name="page10" draw:style-name="dp1" draw:master-page-name="Bullet" presentation:presentation-page-layout-name="AL2T1">
        <office:forms form:automatic-focus="false" form:apply-design-mode="false"/>
        <draw:frame presentation:style-name="pr6" draw:layer="layout" svg:width="20.682cm" svg:height="2.753cm" svg:x="2.732cm" svg:y="0.71cm" presentation:class="title" presentation:user-transformed="true">
          <draw:text-box>
            <text:p>Miscellaneous improvements</text:p>
          </draw:text-box>
        </draw:frame>
        <draw:frame presentation:style-name="Bullet-outline1" draw:layer="layout" svg:width="20.994cm" svg:height="12.375cm" svg:x="2.769cm" svg:y="4.316cm" presentation:class="outline" presentation:user-transformed="true">
          <draw:text-box>
            <text:list text:style-name="L4">
              <text:list-item>
                <text:p>Module Properties</text:p>
                <text:list>
                  <text:list-item>
                    <text:p>Formally only supported by class modules </text:p>
                  </text:list-item>
                  <text:list-item>
                    <text:p>Now supported for any module type</text:p>
                  </text:list-item>
                </text:list>
              </text:list-item>
              <text:list-item>
                <text:p>Embedded Image Feature</text:p>
                <text:list>
                  <text:list-item>
                    <text:p>Form controls now support embedded images in addition to linked ones ( thanks to Frank Schonheit for review and help )</text:p>
                    <text:list>
                      <text:list-item>
                        <text:p>Now it's possible to Import MSO documents that contain images in controls</text:p>
                      </text:list-item>
                      <text:list-item>
                        <text:p>Previously Images in controls in an openoffice document were lost once the document was transported to a different location, this no longer needs to be the case</text:p>
                      </text:list-item>
                    </text:list>
                  </text:list-item>
                </text:list>
              </text:list-item>
            </text:list>
          </draw:text-box>
        </draw:frame>
        <presentation:notes draw:style-name="dp2">
          <draw:page-thumbnail draw:style-name="gr1" draw:layer="layout" svg:width="12.982cm" svg:height="9.737cm" svg:x="3.14cm" svg:y="1.905cm" draw:page-number="10" presentation:class="page"/>
          <draw:frame presentation:style-name="pr7" draw:layer="layout" svg:width="14.182cm" svg:height="11.642cm" svg:x="2.54cm" svg:y="12.277cm" presentation:class="notes" presentation:placeholder="true">
            <draw:text-box/>
          </draw:frame>
        </presentation:notes>
      </draw:page>
      <draw:page draw:name="page11" draw:style-name="dp1" draw:master-page-name="Bullet" presentation:presentation-page-layout-name="AL2T1">
        <office:forms form:automatic-focus="false" form:apply-design-mode="false"/>
        <draw:frame presentation:style-name="pr6" draw:layer="layout" svg:width="20.682cm" svg:height="2.753cm" svg:x="2.732cm" svg:y="0.71cm" presentation:class="title" presentation:user-transformed="true">
          <draw:text-box>
            <text:p>Whats Next</text:p>
          </draw:text-box>
        </draw:frame>
        <draw:frame presentation:style-name="Bullet-outline1" draw:layer="layout" svg:width="20.994cm" svg:height="12.375cm" svg:x="2.769cm" svg:y="4.316cm" presentation:class="outline" presentation:user-transformed="true">
          <draw:text-box>
            <text:list text:style-name="L4">
              <text:list-item>
                <text:p>Support compatibility mode in Openoffice.org Basic xml</text:p>
                <text:list>
                  <text:list-item>
                    <text:p>Get rid of the the same source options</text:p>
                  </text:list-item>
                  <text:list-item>
                    <text:p>Support missing required vba info ( codename )</text:p>
                  </text:list-item>
                </text:list>
              </text:list-item>
              <text:list-item>
                <text:p>Improve Userform &amp; Controls compatibility</text:p>
              </text:list-item>
              <text:list-item>
                <text:p>Extend api coverage further</text:p>
              </text:list-item>
              <text:list-item>
                <text:p>Export support for macros (???)</text:p>
                <text:list>
                  <text:list-item>
                    <text:p>Some difficulties with this though</text:p>
                  </text:list-item>
                </text:list>
              </text:list-item>
            </text:list>
          </draw:text-box>
        </draw:frame>
        <presentation:notes draw:style-name="dp2">
          <draw:page-thumbnail draw:style-name="gr1" draw:layer="layout" svg:width="12.982cm" svg:height="9.737cm" svg:x="3.14cm" svg:y="1.905cm" draw:page-number="11" presentation:class="page"/>
          <draw:frame presentation:style-name="pr7" draw:layer="layout" svg:width="14.182cm" svg:height="11.642cm" svg:x="2.54cm" svg:y="12.277cm" presentation:class="notes" presentation:placeholder="true">
            <draw:text-box/>
          </draw:frame>
        </presentation:notes>
      </draw:page>
      <draw:page draw:name="page12" draw:style-name="dp1" draw:master-page-name="Burst_20_Break" presentation:presentation-page-layout-name="AL2T1">
        <office:forms form:automatic-focus="false" form:apply-design-mode="false"/>
        <draw:frame presentation:style-name="pr9" draw:text-style-name="P6" draw:layer="layout" svg:width="22.859cm" svg:height="3.181cm" svg:x="0.914cm" svg:y="7.612cm" presentation:class="title" presentation:user-transformed="true">
          <draw:text-box>
            <text:p text:style-name="P6">What can you do to help</text:p>
          </draw:text-box>
        </draw:frame>
        <draw:frame presentation:style-name="pr4" draw:layer="layout" svg:width="7.084cm" svg:height="0.501cm" svg:x="0.669cm" svg:y="19.217cm" presentation:class="outline" presentation:placeholder="true">
          <draw:text-box/>
        </draw:frame>
        <presentation:notes draw:style-name="dp2">
          <draw:page-thumbnail draw:style-name="gr1" draw:layer="layout" svg:width="14.848cm" svg:height="11.135cm" svg:x="3.07cm" svg:y="2.257cm" draw:page-number="12" presentation:class="page"/>
          <draw:frame presentation:style-name="pr10" draw:text-style-name="P6" draw:layer="layout" svg:width="16.79cm" svg:height="13.365cm" svg:x="2.098cm" svg:y="14.107cm" presentation:class="notes" presentation:placeholder="true">
            <draw:text-box/>
          </draw:frame>
        </presentation:notes>
      </draw:page>
      <draw:page draw:name="page13" draw:style-name="dp1" draw:master-page-name="Bullet" presentation:presentation-page-layout-name="AL2T1">
        <office:forms form:automatic-focus="false" form:apply-design-mode="false"/>
        <draw:frame presentation:style-name="pr6" draw:layer="layout" svg:width="20.682cm" svg:height="2.753cm" svg:x="2.732cm" svg:y="0.71cm" presentation:class="title" presentation:placeholder="true">
          <draw:text-box/>
        </draw:frame>
        <draw:frame presentation:style-name="Bullet-outline1" draw:layer="layout" svg:width="20.994cm" svg:height="12.375cm" svg:x="2.769cm" svg:y="4.316cm" presentation:class="outline" presentation:user-transformed="true">
          <draw:text-box>
            <text:list text:style-name="L4">
              <text:list-item>
                <text:p>Help with testing</text:p>
                <text:list>
                  <text:list-item>
                    <text:p>Write a testdocument</text:p>
                    <text:list>
                      <text:list-item>
                        <text:p>Examples at sc/source/ui/vba/testvba/TestDocuments</text:p>
                      </text:list-item>
                    </text:list>
                  </text:list-item>
                </text:list>
              </text:list-item>
              <text:list-item>
                <text:p>Send macro snippets that don't work</text:p>
                <text:list>
                  <text:list-item>
                    <text:p>Please, sensible small self complete contained examples ( in an Excel document preferably )</text:p>
                  </text:list-item>
                </text:list>
              </text:list-item>
              <text:list-item>
                <text:p>Help extend the compatability api ( you know you want to )</text:p>
                <text:list>
                  <text:list-item>
                    <text:p>Join the effort see the contact info</text:p>
                  </text:list-item>
                </text:list>
              </text:list-item>
            </text:list>
          </draw:text-box>
        </draw:frame>
        <presentation:notes draw:style-name="dp2">
          <draw:page-thumbnail draw:style-name="gr1" draw:layer="layout" svg:width="12.982cm" svg:height="9.737cm" svg:x="3.14cm" svg:y="1.905cm" draw:page-number="13" presentation:class="page"/>
          <draw:frame presentation:style-name="pr7" draw:layer="layout" svg:width="14.182cm" svg:height="11.642cm" svg:x="2.54cm" svg:y="12.277cm" presentation:class="notes" presentation:placeholder="true">
            <draw:text-box/>
          </draw:frame>
        </presentation:notes>
      </draw:page>
      <draw:page draw:name="page14" draw:style-name="dp1" draw:master-page-name="Bullet" presentation:presentation-page-layout-name="AL2T1">
        <draw:frame presentation:style-name="pr6" draw:layer="layout" svg:width="20.682cm" svg:height="2.753cm" svg:x="2.732cm" svg:y="0.71cm" presentation:class="title" presentation:user-transformed="true">
          <draw:text-box>
            <text:p>Contact Info</text:p>
          </draw:text-box>
        </draw:frame>
        <draw:frame presentation:style-name="Bullet-outline1" draw:layer="layout" svg:width="20.994cm" svg:height="12.375cm" svg:x="2.769cm" svg:y="4.316cm" presentation:class="outline" presentation:user-transformed="true">
          <draw:text-box>
            <text:list text:style-name="L4">
              <text:list-item>
                <text:p>Noel Power </text:p>
                <text:list>
                  <text:list-item>
                    <text:p>Mail: Noel dot Power at Novell.com</text:p>
                  </text:list-item>
                  <text:list-item>
                    <text:p>IRC: service Freenode, channel #go-oo, nick noelp</text:p>
                  </text:list-item>
                </text:list>
              </text:list-item>
              <text:list-item>
                <text:p>Pei Feng Lin</text:p>
                <text:list>
                  <text:list-item>
                    <text:p>Mail: pflin at Novell.com</text:p>
                  </text:list-item>
                  <text:list-item>
                    <text:p>IRC: service <text:s/>Freenode, channel #go-oo, nick fong_</text:p>
                  </text:list-item>
                </text:list>
              </text:list-item>
            </text:list>
          </draw:text-box>
        </draw:frame>
        <presentation:notes draw:style-name="dp2">
          <draw:page-thumbnail draw:style-name="gr1" draw:layer="layout" svg:width="12.982cm" svg:height="9.737cm" svg:x="3.14cm" svg:y="1.905cm" draw:page-number="14" presentation:class="page"/>
          <draw:frame presentation:style-name="pr7" draw:layer="layout" svg:width="14.182cm" svg:height="11.642cm" svg:x="2.54cm" svg:y="12.277cm" presentation:class="notes" presentation:placeholder="true">
            <draw:text-box/>
          </draw:frame>
        </presentation:notes>
      </draw:page>
      <draw:page draw:name="Disclaimer Slide" draw:style-name="dp1" draw:master-page-name="Disclaimer" presentation:presentation-page-layout-name="AL2T1">
        <draw:frame presentation:style-name="pr11" draw:text-style-name="P8" draw:layer="layout" svg:width="19.779cm" svg:height="9.009cm" svg:x="2.763cm" svg:y="2.142cm" presentation:class="outline" presentation:user-transformed="true">
          <draw:text-box>
            <text:p text:style-name="P6"><text:span text:style-name="T7">Unpublished Work of Novell, Inc. All Rights Reserved.</text:span></text:p>
            <text:p text:style-name="P6"><text:span text:style-name="T8">This work is an unpublished work and contains confidential, proprietary, and trade secret information of Novell, Inc. Access to this work is restricted to Novell employees who have a need to know to perform tasks within the scope of their assignments. <text:s/>No part of this work may be practiced, performed, copied, distributed, revised, modified, translated, abridged, condensed, expanded, collected, or adapted without the prior written consent of Novell, Inc. <text:s/>Any use or exploitation of this work without authorization could subject the perpetrator to criminal and civil liability.</text:span></text:p>
            <text:p text:style-name="P6"><text:span text:style-name="T9"/></text:p>
            <text:p text:style-name="P6"><text:span text:style-name="T7">General Disclaimer</text:span></text:p>
            <text:p text:style-name="P7"><text:span text:style-name="T8">This document is not to be construed as a promise by any participating company to develop, deliver, or market a product. <text:s/>It is not a commitment to deliver any material, code, or functionality, and should not be relied upon in making purchasing decisions. <text:s/>Novell, Inc. makes no representations or warranties with respect to the contents </text:span><text:span text:style-name="T8"><text:line-break/></text:span><text:span text:style-name="T8">of this document, and specifically disclaims any express or implied warranties of merchantability or fitness for any particular purpose. <text:s/>The development, release, and timing of features or functionality described for Novell products remains at the sole discretion of Novell. <text:s/>Further, Novell, Inc. reserves the right to revise this document and to make changes to its content, at any time, without obligation to notify any person or entity of such revisions or changes. All Novell marks referenced in this presentation are trademarks or registered trademarks of Novell, Inc. in the United States and other countries. <text:s/>All third-party trademarks are the property of their respective owners.</text:span></text:p>
            <text:list text:style-name="L6">
              <text:list-item>
                <text:list>
                  <text:list-header>
                    <text:p text:style-name="P6"/>
                  </text:list-header>
                </text:list>
              </text:list-item>
            </text:list>
          </draw:text-box>
        </draw:frame>
        <presentation:notes draw:style-name="dp2">
          <draw:page-thumbnail draw:style-name="gr1" draw:layer="layout" svg:width="12.982cm" svg:height="9.737cm" svg:x="3.14cm" svg:y="1.905cm" draw:page-number="15" presentation:class="page"/>
          <draw:frame presentation:style-name="pr12" draw:text-style-name="P9" draw:layer="layout" svg:width="14.182cm" svg:height="11.642cm" svg:x="2.54cm" svg:y="12.27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2" svg:stroke-width="0.076cm" svg:stroke-color="#5a5a64" draw:marker-start-width="0.305cm" draw:marker-start-center="false" draw:marker-end-width="0.305cm" draw:marker-end-center="false" draw:fill="solid" draw:fill-color="#cccccd" draw:fill-gradient-name="Gradient_20_7" draw:fill-hatch-name="Hatch_20_1" draw:opacity="100%" draw:fill-image-width="0cm" draw:fill-image-height="0cm" draw:shadow="hidden" draw:shadow-offset-x="0.305cm" draw:shadow-offset-y="0.305cm" draw:shadow-color="#808080" draw:shadow-opacity="10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style-name="Regular"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20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color="#ffffff" fo:font-size="44pt" fo:font-weight="bold"/>
    </style:style>
    <style:style style:name="title1" style:family="graphic" style:parent-style-name="standard">
      <style:graphic-properties draw:stroke="none" draw:fill="solid" draw:fill-color="#008080" draw:textarea-horizontal-align="left" draw:textarea-vertical-align="middle" draw:shadow="visible" draw:shadow-offset-x="0.2cm" draw:shadow-offset-y="0.2cm" draw:shadow-color="#808080"/>
      <style:paragraph-properties fo:line-height="95%" fo:text-align="start"/>
      <style:text-properties fo:color="#e00000" fo:font-size="32pt" fo:font-weight="bold"/>
    </style:style>
    <style:style style:name="title2" style:family="graphic" style:parent-style-name="standard">
      <style:graphic-properties svg:stroke-width="0.05cm" draw:fill-color="#ffcc99" draw:textarea-horizontal-align="right" draw:textarea-vertical-align="middle"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cm" fo:margin-bottom="0cm" fo:text-align="center" fo:text-indent="0cm"/>
      <style:text-properties fo:color="#ffffff" fo:font-size="32pt" fo:font-weight="normal"/>
    </style:style>
    <style:style style:name="headline" style:family="graphic" style:parent-style-name="standard">
      <style:graphic-properties draw:stroke="none" draw:fill="none"/>
      <style:paragraph-properties fo:margin-top="0cm" fo:margin-bottom="0cm"/>
      <style:text-properties fo:font-size="32pt" fo:font-weight="bold"/>
    </style:style>
    <style:style style:name="headline1" style:family="graphic" style:parent-style-name="standard">
      <style:graphic-properties draw:stroke="none" draw:fill="none"/>
      <style:paragraph-properties fo:margin-top="0cm" fo:margin-bottom="0cm"/>
      <style:text-properties fo:font-size="18pt" fo:font-weight="bold"/>
    </style:style>
    <style:style style:name="headline2" style:family="graphic" style:parent-style-name="standard">
      <style:graphic-properties draw:stroke="none" draw:fill="none"/>
      <style:paragraph-properties fo:margin-top="0cm" fo:margin-bottom="0cm"/>
      <style:text-properties fo:font-size="14pt" fo:font-style="normal"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WW-Default" style:family="graphic">
      <style:paragraph-properties style:text-autospace="none"/>
      <style:text-properties style:use-window-font-color="true" fo:font-family="Verdana" style:font-family-generic="swiss" style:font-pitch="variable" fo:font-size="10pt" fo:language="en" fo:country="US" style:font-family-asian="Times, 'Times New Roman'" style:font-pitch-asian="variable" style:language-asian="en" style:country-asian="US" style:font-family-complex="'Times New Roman'" style:font-family-generic-complex="roman" style:font-pitch-complex="variable" style:font-size-complex="10pt"/>
    </style:style>
    <style:style style:name="_2022_Body_20_Text" style:display-name="•Body Text" style:family="graphic">
      <style:paragraph-properties fo:margin-top="0cm" fo:margin-bottom="0.374cm" fo:line-height="0.564cm" style:text-autospace="none"/>
      <style:text-properties fo:font-family="Arial" style:font-family-generic="swiss" style:font-pitch="variable" fo:font-size="9pt" fo:language="en" fo:country="US" style:language-asian="en" style:country-asian="US" style:font-family-complex="Arial" style:font-family-generic-complex="swiss" style:font-pitch-complex="variable" style:font-size-complex="9pt"/>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Burst_20_Title-background" style:display-name="Burst Title-background" style:family="presentation">
      <style:graphic-properties draw:stroke="none" draw:fill="none"/>
    </style:style>
    <style:style style:name="Burst_20_Title-backgroundobjects" style:display-name="Burst Title-backgroundobjects" style:family="presentation">
      <style:graphic-properties draw:shadow="hidden" draw:shadow-offset-x="0.3cm" draw:shadow-offset-y="0.3cm" draw:shadow-color="#808080"/>
    </style:style>
    <style:style style:name="Burst_20_Title-notes" style:display-name="Burst Title-notes" style:family="presentation">
      <style:graphic-properties draw:stroke="none" draw:fill="none">
        <text:list-style style:name="Burst_20_Title-notes" style:display-name="Burst Titl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style-name="Regular" style:font-family-generic="swiss" style:font-pitch="variable" fo:font-size="12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Burst_20_Title-outline1" style:display-name="Burst Title-outline1" style:family="presentation">
      <style:graphic-properties draw:stroke="none" svg:stroke-width="0cm" svg:stroke-color="#00000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2.57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style:name="Burst_20_Title-outline1" style:display-name="Burst Title-outline1">
          <text:list-level-style-bullet text:level="1" text:bullet-char=" ">
            <style:list-level-properties/>
            <style:text-properties fo:font-family="Arial" style:font-style-name="Regular" style:font-family-generic="swiss" style:font-pitch="variable" fo:color="#3c3c41" fo:font-size="45%"/>
          </text:list-level-style-bullet>
          <text:list-level-style-bullet text:level="2" text:bullet-char=" ">
            <style:list-level-properties/>
            <style:text-properties fo:font-family="Arial" style:font-style-name="Regular" style:font-family-generic="swiss" style:font-pitch="variable" fo:color="#3c3c41" fo:font-size="75%"/>
          </text:list-level-style-bullet>
          <text:list-level-style-bullet text:level="3" text:bullet-char=" ">
            <style:list-level-properties/>
            <style:text-properties fo:font-family="Arial" style:font-style-name="Regular" style:font-family-generic="swiss" style:font-pitch="variable" fo:color="#3c3c41" fo:font-size="45%"/>
          </text:list-level-style-bullet>
          <text:list-level-style-bullet text:level="4" text:bullet-char=" ">
            <style:list-level-properties/>
            <style:text-properties fo:font-family="Arial" style:font-style-name="Regular" style:font-family-generic="swiss" style:font-pitch="variable" fo:color="#3c3c41" fo:font-size="75%"/>
          </text:list-level-style-bullet>
          <text:list-level-style-bullet text:level="5" text:bullet-char=" ">
            <style:list-level-properties/>
            <style:text-properties fo:font-family="Arial" style:font-style-name="Regular" style:font-family-generic="swiss" style:font-pitch="variable" fo:color="#3c3c41" fo:font-size="45%"/>
          </text:list-level-style-bullet>
          <text:list-level-style-bullet text:level="6" text:bullet-char=" ">
            <style:list-level-properties/>
            <style:text-properties fo:font-family="Arial" style:font-style-name="Regular" style:font-family-generic="swiss" style:font-pitch="variable" fo:color="#3c3c41" fo:font-size="45%"/>
          </text:list-level-style-bullet>
          <text:list-level-style-bullet text:level="7" text:bullet-char=" ">
            <style:list-level-properties/>
            <style:text-properties fo:font-family="Arial" style:font-style-name="Regular" style:font-family-generic="swiss" style:font-pitch="variable" fo:color="#3c3c41" fo:font-size="45%"/>
          </text:list-level-style-bullet>
          <text:list-level-style-bullet text:level="8" text:bullet-char=" ">
            <style:list-level-properties/>
            <style:text-properties fo:font-family="Arial" style:font-style-name="Regular" style:font-family-generic="swiss" style:font-pitch="variable" fo:color="#3c3c41" fo:font-size="45%"/>
          </text:list-level-style-bullet>
          <text:list-level-style-bullet text:level="9" text:bullet-char=" ">
            <style:list-level-properties/>
            <style:text-properties fo:font-family="Arial" style:font-style-name="Regular" style:font-family-generic="swiss" style:font-pitch="variable" fo:color="#3c3c41"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cm" fo:line-height="110%" fo:text-align="start" fo:text-indent="-0.9cm" style:text-autospace="ideograph-alpha" style:punctuation-wrap="simple" style:line-break="strict">
        <style:tab-stops/>
      </style:paragraph-properties>
      <style:text-properties fo:color="#3c3c41" style:text-outline="false" style:text-line-through-style="none" style:text-position="0% 100%" fo:font-family="Arial" style:font-family-generic="swiss" style:font-pitch="variable" fo:font-size="16pt" fo:letter-spacing="normal" fo:language="en" fo:country="US" fo:font-style="normal" fo:text-shadow="none" style:text-underline-style="none" fo:font-weight="bold" style:text-underline-mode="continuous" style:text-line-through-mode="continuous" style:letter-kerning="false" style:font-family-asian="Tahoma" style:font-pitch-asian="variable" style:font-size-asian="32pt" style:language-asian="en" style:country-asian="US" style:font-style-asian="normal" style:font-weight-asian="normal" style:font-family-complex="Tahoma" style:font-pitch-complex="variable" style:font-size-complex="32pt" style:language-complex="en" style:country-complex="US" style:font-style-complex="normal" style:font-weight-complex="normal" style:text-emphasize="none" style:text-scale="100%" style:font-relief="none" fo:hyphenate="false"/>
    </style:style>
    <style:style style:name="Burst_20_Title-outline2" style:display-name="Burst Title-outline2" style:family="presentation" style:parent-style-name="Burst_20_Title-outline1">
      <style:graphic-properties fo:wrap-option="wrap"/>
      <style:paragraph-properties fo:margin-left="2.4cm" fo:margin-right="0cm" fo:margin-top="0cm" fo:margin-bottom="0cm" fo:line-height="110%" fo:text-align="start" fo:text-indent="-0.8cm"/>
      <style:text-properties fo:color="#3c3c41" fo:font-family="Arial" style:font-family-generic="swiss" style:font-pitch="variable" fo:font-size="14pt" fo:font-weight="normal" style:font-size-asian="28pt" style:font-size-complex="28pt"/>
    </style:style>
    <style:style style:name="Burst_20_Title-outline3" style:display-name="Burst Title-outline3" style:family="presentation" style:parent-style-name="Burst_20_Title-outline2">
      <style:graphic-properties fo:wrap-option="no-wrap"/>
      <style:paragraph-properties fo:margin-left="0cm" fo:margin-right="0cm" fo:margin-top="0cm" fo:margin-bottom="0.3cm" fo:line-height="105%" fo:text-align="start" fo:text-indent="0cm"/>
      <style:text-properties fo:font-family="Arial" style:font-family-generic="swiss" style:font-pitch="variable" fo:font-size="16pt" style:font-size-asian="24pt" style:font-size-complex="24pt"/>
    </style:style>
    <style:style style:name="Burst_20_Title-outline4" style:display-name="Burst Title-outline4" style:family="presentation" style:parent-style-name="Burst_20_Title-outline3">
      <style:graphic-properties fo:wrap-option="wrap"/>
      <style:paragraph-properties fo:margin-left="0cm" fo:margin-right="0cm" fo:margin-top="0cm" fo:margin-bottom="0.2cm" fo:line-height="105%" fo:text-align="start" fo:text-indent="0cm"/>
      <style:text-properties fo:font-family="Arial" style:font-family-generic="swiss" style:font-pitch="variable" fo:font-size="16pt" style:font-size-asian="20pt" style:font-size-complex="20pt"/>
    </style:style>
    <style:style style:name="Burst_20_Title-outline5" style:display-name="Burst Title-outline5" style:family="presentation" style:parent-style-name="Burst_20_Title-outline4">
      <style:graphic-properties fo:wrap-option="no-wrap"/>
      <style:paragraph-properties fo:margin-left="0cm" fo:margin-right="0cm" fo:margin-top="0cm" fo:margin-bottom="0.1cm" fo:line-height="105%" fo:text-align="start" fo:text-indent="0cm"/>
      <style:text-properties fo:font-family="Arial" style:font-family-generic="swiss" style:font-pitch="variable" fo:font-size="16pt" style:font-size-asian="20pt" style:font-size-complex="20pt"/>
    </style:style>
    <style:style style:name="Burst_20_Title-outline6" style:display-name="Burst Title-outline6" style:family="presentation" style:parent-style-name="Burst_20_Title-outline5">
      <style:graphic-properties fo:wrap-option="wrap"/>
      <style:paragraph-properties fo:margin-left="0cm" fo:margin-right="0cm" fo:margin-top="0cm" fo:margin-bottom="0.1cm" fo:line-height="105%" fo:text-align="start" fo:text-indent="0cm"/>
      <style:text-properties fo:font-family="Arial" style:font-family-generic="swiss" style:font-pitch="variable" fo:font-size="16pt" style:font-size-asian="20pt" style:font-size-complex="20pt"/>
    </style:style>
    <style:style style:name="Burst_20_Title-outline7" style:display-name="Burst Title-outline7" style:family="presentation" style:parent-style-name="Burst_20_Title-outline6">
      <style:graphic-properties fo:wrap-option="no-wrap"/>
      <style:paragraph-properties fo:margin-left="0cm" fo:margin-right="0cm" fo:margin-top="0cm" fo:margin-bottom="0.1cm" fo:line-height="105%" fo:text-align="start" fo:text-indent="0cm"/>
      <style:text-properties fo:font-family="Arial" style:font-family-generic="swiss" style:font-pitch="variable" fo:font-size="16pt" style:font-size-asian="20pt" style:font-size-complex="20pt"/>
    </style:style>
    <style:style style:name="Burst_20_Title-outline8" style:display-name="Burst Title-outline8" style:family="presentation" style:parent-style-name="Burst_20_Title-outline7">
      <style:graphic-properties fo:wrap-option="wrap"/>
      <style:paragraph-properties fo:margin-left="0cm" fo:margin-right="0cm" fo:margin-top="0cm" fo:margin-bottom="0.1cm" fo:line-height="105%" fo:text-align="start" fo:text-indent="0cm"/>
      <style:text-properties fo:font-family="Arial" style:font-family-generic="swiss" style:font-pitch="variable" fo:font-size="16pt" style:font-size-asian="20pt" style:font-size-complex="20pt"/>
    </style:style>
    <style:style style:name="Burst_20_Title-outline9" style:display-name="Burst Title-outline9" style:family="presentation" style:parent-style-name="Burst_20_Title-outline8">
      <style:graphic-properties fo:wrap-option="no-wrap"/>
      <style:paragraph-properties fo:margin-left="0cm" fo:margin-right="0cm" fo:margin-top="0cm" fo:margin-bottom="0.1cm" fo:line-height="105%" fo:text-align="start" fo:text-indent="0cm"/>
      <style:text-properties fo:font-family="Arial" style:font-family-generic="swiss" style:font-pitch="variable" fo:font-size="16pt" style:font-size-asian="20pt" style:font-size-complex="20pt"/>
    </style:style>
    <style:style style:name="Burst_20_Title-subtitle" style:display-name="Burst Title-subtitle" style:family="presentation">
      <style:graphic-properties draw:stroke="none" draw:fill="none" draw:textarea-horizontal-align="left" draw:textarea-vertical-align="top" draw:auto-grow-height="false" fo:min-height="3.844cm">
        <text:list-style style:name="Burst_20_Title-subtitle" style:display-name="Burst Title-subtitle">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align="start" fo:text-indent="0cm" style:text-autospace="ideograph-alpha" style:punctuation-wrap="simple" style:line-break="strict">
        <style:tab-stops/>
      </style:paragraph-properties>
      <style:text-properties fo:color="#3c3c41" style:text-outline="false" style:text-line-through-style="none" style:text-position="0% 100%" fo:font-family="Arial" style:font-style-name="Regular" style:font-family-generic="swiss" style:font-pitch="variable" fo:font-size="14pt" fo:letter-spacing="normal" fo:language="en" fo:country="US" fo:font-style="normal" fo:text-shadow="none" style:text-underline-style="none" fo:font-weight="normal" style:text-underline-mode="continuous" style:text-line-through-mode="continuous" style:letter-kerning="false" style:font-family-asian="Tahoma" style:font-pitch-asian="variable" style:font-size-asian="32pt" style:language-asian="en" style:country-asian="US" style:font-style-asian="normal" style:font-weight-asian="normal" style:font-family-complex="Tahoma" style:font-pitch-complex="variable" style:font-size-complex="32pt" style:language-complex="en" style:country-complex="US" style:font-style-complex="normal" style:font-weight-complex="normal" style:text-emphasize="none" style:text-scale="100%" style:font-relief="none" fo:hyphenate="false"/>
    </style:style>
    <style:style style:name="Burst_20_Title-title" style:display-name="Burst Title-title" style:family="presentation">
      <style:graphic-properties draw:stroke="none" draw:fill="none" draw:textarea-horizontal-align="left" draw:textarea-vertical-align="bottom">
        <text:list-style style:name="Burst_20_Title-title" style:display-name="Burst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152cm" fo:line-height="105%" fo:text-align="start"/>
      <style:text-properties fo:color="#ffffff" style:text-outline="false" style:text-line-through-style="none" fo:font-family="Arial" style:font-family-generic="swiss" style:font-pitch="variable" fo:font-size="44pt" fo:font-style="normal" fo:text-shadow="none" style:text-underline-style="none" fo:font-weight="bold" style:font-family-asian="Tahoma"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Burst_20_Break-background" style:display-name="Burst Break-background" style:family="presentation">
      <style:graphic-properties draw:stroke="none" draw:fill="none"/>
    </style:style>
    <style:style style:name="Burst_20_Break-backgroundobjects" style:display-name="Burst Break-backgroundobjects" style:family="presentation">
      <style:graphic-properties draw:shadow="hidden" draw:shadow-offset-x="0.3cm" draw:shadow-offset-y="0.3cm" draw:shadow-color="#808080"/>
    </style:style>
    <style:style style:name="Burst_20_Break-notes" style:display-name="Burst Break-notes" style:family="presentation">
      <style:graphic-properties draw:stroke="none" draw:fill="none">
        <text:list-style style:name="Burst_20_Break-notes" style:display-name="Burst Break-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style-name="Regular" style:font-family-generic="swiss" style:font-pitch="variable" fo:font-size="12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Burst_20_Break-outline1" style:display-name="Burst Break-outline1" style:family="presentation">
      <style:graphic-properties draw:stroke="none" draw:fill="none">
        <text:list-style style:name="Burst_20_Break-outline1" style:display-name="Burst 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swiss" style:font-pitch="variable" fo:font-size="10pt" fo:font-style="normal" fo:text-shadow="none" style:text-underline-style="none" fo:font-weight="normal" style:font-family-asian="Tahoma"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Burst_20_Break-outline2" style:display-name="Burst Break-outline2" style:family="presentation" style:parent-style-name="Burst_20_Break-outline1">
      <style:paragraph-properties fo:margin-left="2.4cm" fo:margin-right="0cm" fo:margin-top="0cm" fo:margin-bottom="0.4cm" fo:text-indent="-0.8cm"/>
      <style:text-properties fo:font-size="28pt" style:font-size-asian="28pt" style:font-size-complex="28pt"/>
    </style:style>
    <style:style style:name="Burst_20_Break-outline3" style:display-name="Burst Break-outline3" style:family="presentation" style:parent-style-name="Burst_20_Break-outline2">
      <style:paragraph-properties fo:margin-left="3.6cm" fo:margin-right="0cm" fo:margin-top="0cm" fo:margin-bottom="0.3cm" fo:text-indent="-0.6cm"/>
      <style:text-properties fo:font-size="24pt" style:font-size-asian="24pt" style:font-size-complex="24pt"/>
    </style:style>
    <style:style style:name="Burst_20_Break-outline4" style:display-name="Burst Break-outline4" style:family="presentation" style:parent-style-name="Burst_20_Break-outline3">
      <style:paragraph-properties fo:margin-left="4.8cm" fo:margin-right="0cm" fo:margin-top="0cm" fo:margin-bottom="0.2cm" fo:text-indent="-0.6cm"/>
      <style:text-properties fo:font-size="20pt" style:font-size-asian="20pt" style:font-size-complex="20pt"/>
    </style:style>
    <style:style style:name="Burst_20_Break-outline5" style:display-name="Burst Break-outline5" style:family="presentation" style:parent-style-name="Burst_20_Break-outline4">
      <style:paragraph-properties fo:margin-left="6cm" fo:margin-right="0cm" fo:margin-top="0cm" fo:margin-bottom="0.1cm" fo:text-indent="-0.6cm"/>
      <style:text-properties fo:font-size="20pt" style:font-size-asian="20pt" style:font-size-complex="20pt"/>
    </style:style>
    <style:style style:name="Burst_20_Break-outline6" style:display-name="Burst Break-outline6" style:family="presentation" style:parent-style-name="Burst_20_Break-outline5">
      <style:paragraph-properties fo:margin-left="7.2cm" fo:margin-right="0cm" fo:margin-top="0cm" fo:margin-bottom="0.1cm" fo:text-indent="-0.6cm"/>
      <style:text-properties fo:font-size="20pt" style:font-size-asian="20pt" style:font-size-complex="20pt"/>
    </style:style>
    <style:style style:name="Burst_20_Break-outline7" style:display-name="Burst Break-outline7" style:family="presentation" style:parent-style-name="Burst_20_Break-outline6">
      <style:paragraph-properties fo:margin-left="8.4cm" fo:margin-right="0cm" fo:margin-top="0cm" fo:margin-bottom="0.1cm" fo:text-indent="-0.6cm"/>
      <style:text-properties fo:font-size="20pt" style:font-size-asian="20pt" style:font-size-complex="20pt"/>
    </style:style>
    <style:style style:name="Burst_20_Break-outline8" style:display-name="Burst Break-outline8" style:family="presentation" style:parent-style-name="Burst_20_Break-outline7">
      <style:paragraph-properties fo:margin-left="9.6cm" fo:margin-right="0cm" fo:margin-top="0cm" fo:margin-bottom="0.1cm" fo:text-indent="-0.6cm"/>
      <style:text-properties fo:font-size="20pt" style:font-size-asian="20pt" style:font-size-complex="20pt"/>
    </style:style>
    <style:style style:name="Burst_20_Break-outline9" style:display-name="Burst Break-outline9" style:family="presentation" style:parent-style-name="Burst_20_Break-outline8">
      <style:paragraph-properties fo:margin-left="10.8cm" fo:margin-right="0cm" fo:margin-top="0cm" fo:margin-bottom="0.1cm" fo:text-indent="-0.6cm"/>
      <style:text-properties fo:font-size="20pt" style:font-size-asian="20pt" style:font-size-complex="20pt"/>
    </style:style>
    <style:style style:name="Burst_20_Break-subtitle" style:display-name="Burst Break-subtitle" style:family="presentation">
      <style:graphic-properties draw:stroke="none" draw:fill="none" draw:textarea-vertical-align="middle">
        <text:list-style style:name="Burst_20_Break-subtitle" style:display-name="Burst 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Tahoma"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Burst_20_Break-title" style:display-name="Burst Break-title" style:family="presentation">
      <style:graphic-properties draw:stroke="none" draw:fill="none" draw:textarea-horizontal-align="right" draw:textarea-vertical-align="middle">
        <text:list-style style:name="Burst_20_Break-title" style:display-name="Burst 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10%" fo:text-align="end"/>
      <style:text-properties fo:color="#ffffff" style:text-outline="false" style:text-line-through-style="none" fo:font-family="Arial" style:font-family-generic="swiss" style:font-pitch="variable" fo:font-size="32pt" fo:font-style="normal" fo:text-shadow="none" style:text-underline-style="none" fo:font-weight="normal" style:font-family-asian="Tahoma"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isclaimer-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Disclaimer-backgroundobjects" style:family="presentation">
      <style:graphic-properties draw:shadow="hidden" draw:shadow-offset-x="0.3cm" draw:shadow-offset-y="0.3cm" draw:shadow-color="#808080"/>
    </style:style>
    <style:style style:name="Disclaimer-notes" style:family="presentation">
      <style:graphic-properties draw:stroke="none" draw:fill="none">
        <text:list-style style:name="Disclaimer-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1" style:family="presentation">
      <style:graphic-properties draw:stroke="none" draw:fill="none">
        <text:list-style style:name="Disclaimer-outline1">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05cm" fo:margin-bottom="0cm" fo:line-height="107%" fo:text-align="start" fo:text-indent="0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2" style:family="presentation" style:parent-style-name="Disclaimer-outline1">
      <style:paragraph-properties fo:margin-left="0cm" fo:margin-right="0cm" fo:margin-top="0.246cm" fo:margin-bottom="0cm" fo:line-height="107%"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8pt" style:font-size-complex="28pt" style:font-relief="none"/>
    </style:style>
    <style:style style:name="Disclaimer-outline3" style:family="presentation" style:parent-style-name="Disclaimer-outline2">
      <style:paragraph-properties fo:margin-left="0cm" fo:margin-right="0cm" fo:margin-top="0.211cm" fo:margin-bottom="0cm" fo:line-height="107%" fo:text-align="start" fo:text-indent="0cm" style:punctuation-wrap="hanging" style:line-break="strict">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4pt" style:font-size-complex="24pt" style:font-relief="none"/>
    </style:style>
    <style:style style:name="Disclaimer-outline4" style:family="presentation" style:parent-style-name="Disclaimer-outline3">
      <style:paragraph-properties fo:margin-left="0cm" fo:margin-right="0cm" fo:margin-top="0.176cm" fo:margin-bottom="0cm" fo:line-height="107%"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5" style:family="presentation" style:parent-style-name="Disclaimer-outline4">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6" style:family="presentation" style:parent-style-name="Disclaimer-outline5">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7" style:family="presentation" style:parent-style-name="Disclaimer-outline6">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8" style:family="presentation" style:parent-style-name="Disclaimer-outline7">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9" style:family="presentation" style:parent-style-name="Disclaimer-outline8">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subtitle" style:family="presentation">
      <style:graphic-properties draw:stroke="none" draw:fill="none" draw:textarea-vertical-align="middle">
        <text:list-style style:name="Disclaimer-subtitle">
          <text:list-level-style-bullet text:level="1" text:bullet-char="•">
            <style:list-level-properties/>
            <style:text-properties fo:font-family="Arial" style:font-family-generic="swiss" style:font-pitch="variable" fo:color="#5a5864"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05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a5864"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title" style:family="presentation">
      <style:graphic-properties draw:stroke="none" draw:fill="none" draw:textarea-vertical-align="middle">
        <text:list-style style:name="Disclaimer-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Bullet-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Bullet-backgroundobjects" style:family="presentation">
      <style:graphic-properties draw:shadow="hidden" draw:shadow-offset-x="0.3cm" draw:shadow-offset-y="0.3cm" draw:shadow-color="#808080"/>
    </style:style>
    <style:style style:name="Bullet-notes" style:family="presentation">
      <style:graphic-properties draw:stroke="none" draw:fill="none">
        <text:list-style style:name="Bulle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ullet-outline1" style:family="presentation">
      <style:graphic-properties draw:stroke="none" svg:stroke-width="0cm" svg:stroke-color="#000000" draw:marker-start-width="0.2cm" draw:marker-start-center="false" draw:marker-end-width="0.2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2.00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style:name="Bullet-outline1">
          <text:list-level-style-bullet text:level="1" text:bullet-char="•">
            <style:list-level-properties text:min-label-width="0.471cm"/>
            <style:text-properties fo:font-family="Arial" style:font-style-name="Regular" style:font-family-generic="swiss" style:font-pitch="variable" fo:color="#3c3c41" fo:font-size="65%"/>
          </text:list-level-style-bullet>
          <text:list-level-style-bullet text:level="2" text:bullet-char="–">
            <style:list-level-properties text:space-before="0.952cm" text:min-label-width="0.476cm"/>
            <style:text-properties fo:font-family="Arial" style:font-style-name="Regular" style:font-family-generic="swiss" style:font-pitch="variable" fo:color="#3c3c41" fo:font-size="65%"/>
          </text:list-level-style-bullet>
          <text:list-level-style-bullet text:level="3" text:bullet-char="&gt;">
            <style:list-level-properties text:space-before="1.746cm" text:min-label-width="0.494cm"/>
            <style:text-properties fo:font-family="Arial" style:font-style-name="Regular" style:font-family-generic="swiss" style:font-pitch="variable" fo:color="#3c3c41" fo:font-size="65%"/>
          </text:list-level-style-bullet>
          <text:list-level-style-bullet text:level="4" text:bullet-char="»">
            <style:list-level-properties text:space-before="2.557cm" text:min-label-width="0.468cm"/>
            <style:text-properties fo:font-family="Arial" style:font-style-name="Regular" style:font-family-generic="swiss" style:font-pitch="variable" fo:color="#3c3c41" fo:font-size="65%"/>
          </text:list-level-style-bullet>
          <text:list-level-style-bullet text:level="5"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6"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7"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8"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9"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04cm" fo:line-height="105%" fo:text-align="start" fo:text-indent="0cm" style:text-autospace="ideograph-alpha"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Lucida Sans Unicode'" style:font-pitch-asian="variable" style:font-size-asian="28pt" style:language-asian="en" style:country-asian="US" style:font-style-asian="normal" style:font-weight-asian="normal" style:font-family-complex="Tahoma" style:font-pitch-complex="variable" style:font-size-complex="28pt" style:language-complex="en" style:country-complex="US" style:font-style-complex="normal" style:font-weight-complex="normal" style:text-scale="100%" style:font-relief="none" fo:hyphenate="false"/>
    </style:style>
    <style:style style:name="Bullet-outline2" style:family="presentation" style:parent-style-name="Bullet-outline1">
      <style:graphic-properties draw:stroke="none" draw:stroke-dash="Dash_20_2" svg:stroke-width="0cm" svg:stroke-color="#000000" draw:marker-start-width="0.2cm" draw:marker-start-center="false" draw:marker-end-width="0.2cm" draw:marker-end-center="false" svg:stroke-opacity="100%" draw:stroke-linejoin="round" draw:fill="none" draw:fill-color="#ffffff" draw:fill-gradient-name="Gradient_20_8" draw:gradient-step-count="0" draw:fill-hatch-name="Hatch_20_1"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2.00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style:paragraph-properties fo:margin-left="0cm" fo:margin-right="0cm" fo:margin-top="0cm" fo:margin-bottom="0.305cm" fo:line-height="105%" fo:text-align="start" fo:text-indent="0cm" style:text-autospace="ideograph-alpha"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 style:position="24.61cm"/>
          <style:tab-stop style:position="27.15cm"/>
        </style:tab-stops>
      </style:paragraph-properties>
      <style:text-properties fo:color="#3c3c41" style:text-outline="false" style:text-line-through-style="none" style:text-position="0% 100%" fo:font-family="Arial" style:font-pitch="variable" fo:font-size="20pt" fo:letter-spacing="normal" fo:language="en" fo:country="US" fo:font-style="normal" fo:text-shadow="none" style:text-underline-style="none" fo:font-weight="normal" style:text-underline-mode="continuous" style:text-line-through-mode="continuous" style:letter-kerning="false" style:font-family-asian="'Lucida Sans Unicode'" style:font-pitch-asian="variable" style:font-size-asian="20pt" style:language-asian="en" style:country-asian="US" style:font-style-asian="normal" style:font-weight-asian="normal" style:font-family-complex="Tahoma" style:font-pitch-complex="variable" style:font-size-complex="20pt" style:language-complex="en" style:country-complex="US" style:font-style-complex="normal" style:font-weight-complex="normal" style:text-scale="100%" style:font-relief="none" fo:hyphenate="false"/>
    </style:style>
    <style:style style:name="Bullet-outline3" style:family="presentation" style:parent-style-name="Bullet-outline2">
      <style:paragraph-properties fo:margin-left="0cm" fo:margin-right="0cm" fo:margin-top="0cm" fo:margin-bottom="0.305cm" fo:line-height="105%" fo:text-align="start" fo:text-indent="0cm" style:punctuation-wrap="hanging" style:line-break="strict">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3c3c41" style:text-line-through-style="none" style:text-position="0% 100%" fo:font-family="Arial" style:font-pitch="variable" fo:font-size="16pt" fo:font-style="normal" fo:text-shadow="none" style:text-underline-style="none" fo:font-weight="normal" style:font-size-asian="16pt" style:font-size-complex="16pt" style:font-relief="none"/>
    </style:style>
    <style:style style:name="Bullet-outline4" style:family="presentation" style:parent-style-name="Bullet-outline3">
      <style:paragraph-properties fo:margin-left="0cm" fo:margin-right="0cm" fo:margin-top="0cm" fo:margin-bottom="0.305cm" fo:line-height="105%" fo:text-align="start" fo:text-indent="0cm" style:punctuation-wrap="hanging" style:line-break="strict">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3c3c41" style:text-line-through-style="none" style:text-position="0% 100%" fo:font-family="Arial" style:font-pitch="variable" fo:font-size="14pt" fo:font-style="normal" fo:text-shadow="none" style:text-underline-style="none" fo:font-weight="normal" style:font-size-asian="14pt" style:font-size-complex="14pt" style:font-relief="none"/>
    </style:style>
    <style:style style:name="Bullet-outline5" style:family="presentation" style:parent-style-name="Bullet-outline4">
      <style:paragraph-properties fo:margin-left="0cm" fo:margin-right="0cm" fo:margin-top="0cm" fo:margin-bottom="0.305cm" fo:line-height="105%"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6" style:family="presentation" style:parent-style-name="Bullet-outline5">
      <style:paragraph-properties fo:margin-left="0cm" fo:margin-right="0cm" fo:margin-top="0cm" fo:margin-bottom="0.305cm" fo:line-height="105%"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7" style:family="presentation" style:parent-style-name="Bullet-outline6">
      <style:paragraph-properties fo:margin-left="0cm" fo:margin-right="0cm" fo:margin-top="0cm" fo:margin-bottom="0.305cm" fo:line-height="105%"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8" style:family="presentation" style:parent-style-name="Bullet-outline7">
      <style:paragraph-properties fo:margin-left="0cm" fo:margin-right="0cm" fo:margin-top="0cm" fo:margin-bottom="0.305cm" fo:line-height="105%"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9" style:family="presentation" style:parent-style-name="Bullet-outline8">
      <style:paragraph-properties fo:margin-left="0cm" fo:margin-right="0cm" fo:margin-top="0cm" fo:margin-bottom="0.305cm" fo:line-height="105%"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subtitle" style:family="presentation">
      <style:graphic-properties draw:stroke="none" draw:fill="none" draw:textarea-vertical-align="middle">
        <text:list-style style:name="Bullet-subtitle">
          <text:list-level-style-bullet text:level="1" text:bullet-char="•">
            <style:list-level-properties/>
            <style:text-properties fo:font-family="Arial" style:font-family-generic="swiss" style:font-pitch="variable" fo:color="#5a5a5f" fo:font-size="100%"/>
          </text:list-level-style-bullet>
          <text:list-level-style-bullet text:level="2" text:bullet-char="•">
            <style:list-level-properties text:space-before="0.33cm"/>
            <style:text-properties fo:font-family="Arial" style:font-family-generic="swiss" style:font-pitch="variable" fo:color="#5a5a5f" fo:font-size="80%"/>
          </text:list-level-style-bullet>
          <text:list-level-style-bullet text:level="3" text:bullet-char="–">
            <style:list-level-properties text:space-before="1.106cm"/>
            <style:text-properties fo:font-family="Arial" style:font-family-generic="swiss" style:font-pitch="variable" fo:color="#5a5a5f" fo:font-size="100%"/>
          </text:list-level-style-bullet>
          <text:list-level-style-bullet text:level="4" text:bullet-char="–">
            <style:list-level-properties text:space-before="1.918cm"/>
            <style:text-properties fo:font-family="Arial" style:font-family-generic="swiss" style:font-pitch="variable" fo:color="#5a5a5f" fo:font-size="100%"/>
          </text:list-level-style-bullet>
          <text:list-level-style-bullet text:level="5" text:bullet-char="»">
            <style:list-level-properties text:space-before="2.703cm"/>
            <style:text-properties fo:font-family="Arial" style:font-family-generic="swiss" style:font-pitch="variable" fo:color="#5a5a5f" fo:font-size="100%"/>
          </text:list-level-style-bullet>
          <text:list-level-style-bullet text:level="6" text:bullet-char="»">
            <style:list-level-properties text:space-before="2.703cm"/>
            <style:text-properties fo:font-family="Arial" style:font-family-generic="swiss" style:font-pitch="variable" fo:color="#5a5a5f" fo:font-size="100%"/>
          </text:list-level-style-bullet>
          <text:list-level-style-bullet text:level="7" text:bullet-char="»">
            <style:list-level-properties text:space-before="2.703cm"/>
            <style:text-properties fo:font-family="Arial" style:font-family-generic="swiss" style:font-pitch="variable" fo:color="#5a5a5f" fo:font-size="100%"/>
          </text:list-level-style-bullet>
          <text:list-level-style-bullet text:level="8" text:bullet-char="»">
            <style:list-level-properties text:space-before="2.703cm"/>
            <style:text-properties fo:font-family="Arial" style:font-family-generic="swiss" style:font-pitch="variable" fo:color="#5a5a5f" fo:font-size="100%"/>
          </text:list-level-style-bullet>
          <text:list-level-style-bullet text:level="9" text:bullet-char="»">
            <style:list-level-properties text:space-before="2.703cm"/>
            <style:text-properties fo:font-family="Arial" style:font-family-generic="swiss" style:font-pitch="variable" fo:color="#5a5a5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Tahoma" style:font-pitch-complex="variable" style:font-size-complex="16pt" style:font-style-complex="normal" style:font-weight-complex="normal" style:font-relief="none"/>
    </style:style>
    <style:style style:name="Bullet-title" style:family="presentation">
      <style:graphic-properties draw:stroke="none" draw:fill="none" draw:textarea-horizontal-align="left" draw:textarea-vertical-align="middle">
        <text:list-style style:name="Bullet-title">
          <text:list-level-style-bullet text:level="1" text:bullet-char="•">
            <style:list-level-properties/>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pitch="variable" fo:font-size="32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Logo_20_Slide-background" style:display-name="Logo Slide-background" style:family="presentation">
      <style:graphic-properties draw:stroke="none" draw:fill="solid" draw:fill-color="#ffffff" draw:textarea-horizontal-align="center" draw:textarea-vertical-align="middle" draw:shadow="hidden"/>
      <style:paragraph-properties fo:text-align="center"/>
    </style:style>
    <style:style style:name="Logo_20_Slide-backgroundobjects" style:display-name="Logo Slide-backgroundobjects" style:family="presentation">
      <style:graphic-properties draw:shadow="hidden" draw:shadow-offset-x="0.3cm" draw:shadow-offset-y="0.3cm" draw:shadow-color="#808080"/>
    </style:style>
    <style:style style:name="Logo_20_Slide-notes" style:display-name="Logo Slide-notes" style:family="presentation">
      <style:graphic-properties draw:stroke="none" draw:fill="none">
        <text:list-style style:name="Logo_20_Slide-notes" style:display-name="Logo Slide-notes">
          <text:list-level-style-bullet text:level="1" text:bullet-char="•">
            <style:list-level-properties/>
            <style:text-properties fo:font-family="'Times New Roman'" style:font-family-generic="roman" style:font-pitch="variable" fo:color="#024000" fo:font-size="100%"/>
          </text:list-level-style-bullet>
          <text:list-level-style-bullet text:level="2" text:bullet-char="•">
            <style:list-level-properties text:space-before="1.27cm"/>
            <style:text-properties fo:font-family="'Times New Roman'" style:font-family-generic="roman" style:font-pitch="variable" fo:color="#024000" fo:font-size="100%"/>
          </text:list-level-style-bullet>
          <text:list-level-style-bullet text:level="3" text:bullet-char="•">
            <style:list-level-properties text:space-before="2.54cm"/>
            <style:text-properties fo:font-family="'Times New Roman'" style:font-family-generic="roman" style:font-pitch="variable" fo:color="#024000" fo:font-size="100%"/>
          </text:list-level-style-bullet>
          <text:list-level-style-bullet text:level="4" text:bullet-char="•">
            <style:list-level-properties text:space-before="3.81cm"/>
            <style:text-properties fo:font-family="'Times New Roman'" style:font-family-generic="roman" style:font-pitch="variable" fo:color="#024000" fo:font-size="100%"/>
          </text:list-level-style-bullet>
          <text:list-level-style-bullet text:level="5" text:bullet-char="•">
            <style:list-level-properties text:space-before="5.08cm"/>
            <style:text-properties fo:font-family="'Times New Roman'" style:font-family-generic="roman" style:font-pitch="variable" fo:color="#024000" fo:font-size="100%"/>
          </text:list-level-style-bullet>
          <text:list-level-style-bullet text:level="6" text:bullet-char="•">
            <style:list-level-properties text:space-before="5.08cm"/>
            <style:text-properties fo:font-family="'Times New Roman'" style:font-family-generic="roman" style:font-pitch="variable" fo:color="#024000" fo:font-size="100%"/>
          </text:list-level-style-bullet>
          <text:list-level-style-bullet text:level="7" text:bullet-char="•">
            <style:list-level-properties text:space-before="5.08cm"/>
            <style:text-properties fo:font-family="'Times New Roman'" style:font-family-generic="roman" style:font-pitch="variable" fo:color="#024000" fo:font-size="100%"/>
          </text:list-level-style-bullet>
          <text:list-level-style-bullet text:level="8" text:bullet-char="•">
            <style:list-level-properties text:space-before="5.08cm"/>
            <style:text-properties fo:font-family="'Times New Roman'" style:font-family-generic="roman" style:font-pitch="variable" fo:color="#024000" fo:font-size="100%"/>
          </text:list-level-style-bullet>
          <text:list-level-style-bullet text:level="9" text:bullet-char="•">
            <style:list-level-properties text:space-before="5.08cm"/>
            <style:text-properties fo:font-family="'Times New Roman'" style:font-family-generic="roman" style:font-pitch="variable" fo:color="#024000" fo:font-size="100%"/>
          </text:list-level-style-bullet>
          <text:list-level-style-bullet text:level="10" text:bullet-char="•">
            <style:list-level-properties text:space-before="5.08cm"/>
            <style:text-properties fo:font-family="'Times New Roman'" style:font-family-generic="roman" style:font-pitch="variable" fo:color="#024000" fo:font-size="100%"/>
          </text:list-level-style-bullet>
        </text:list-style>
      </style:graphic-properties>
      <style:paragraph-properties fo:margin-left="0cm" fo:margin-right="0cm" fo:margin-top="0.158cm" fo:margin-bottom="0cm" fo:line-height="104%"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240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12pt" style:font-style-asian="normal" style:font-weight-asian="normal" style:font-family-complex="Lucidasans" style:font-pitch-complex="variable" style:font-size-complex="12pt" style:font-style-complex="normal" style:font-weight-complex="normal" style:font-relief="none"/>
    </style:style>
    <style:style style:name="Logo_20_Slide-outline1" style:display-name="Logo Slide-outline1" style:family="presentation">
      <style:graphic-properties draw:stroke="none" draw:fill="none">
        <text:list-style style:name="Logo_20_Slide-outline1" style:display-name="Logo Slide-outline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style:text-properties fo:font-family="Arial" style:font-family-generic="swiss" style:font-pitch="variable" fo:color="#000000" fo:font-size="100%"/>
          </text:list-level-style-bullet>
          <text:list-level-style-bullet text:level="4" text:bullet-char="–">
            <style:list-level-properties/>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ogo_20_Slide-outline2" style:display-name="Logo Slide-outline2" style:family="presentation" style:parent-style-name="Logo_20_Slide-outline1">
      <style:paragraph-properties fo:margin-left="0cm" fo:margin-right="0cm" fo:margin-top="0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8pt" style:font-size-complex="28pt" style:font-relief="none"/>
    </style:style>
    <style:style style:name="Logo_20_Slide-outline3" style:display-name="Logo Slide-outline3" style:family="presentation" style:parent-style-name="Logo_20_Slide-outline2">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4pt" style:font-size-complex="24pt" style:font-relief="none"/>
    </style:style>
    <style:style style:name="Logo_20_Slide-outline4" style:display-name="Logo Slide-outline4" style:family="presentation" style:parent-style-name="Logo_20_Slide-outline3">
      <style:paragraph-properties fo:margin-left="0cm" fo:margin-right="0cm" fo:margin-top="0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5" style:display-name="Logo Slide-outline5" style:family="presentation" style:parent-style-name="Logo_20_Slide-outline4">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6" style:display-name="Logo Slide-outline6" style:family="presentation" style:parent-style-name="Logo_20_Slide-outline5">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7" style:display-name="Logo Slide-outline7" style:family="presentation" style:parent-style-name="Logo_20_Slide-outline6">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8" style:display-name="Logo Slide-outline8" style:family="presentation" style:parent-style-name="Logo_20_Slide-outline7">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9" style:display-name="Logo Slide-outline9" style:family="presentation" style:parent-style-name="Logo_20_Slide-outline8">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subtitle" style:display-name="Logo Slide-subtitle" style:family="presentation">
      <style:graphic-properties draw:stroke="none" draw:fill="none" draw:textarea-vertical-align="middle">
        <text:list-style style:name="Logo_20_Slide-subtitle" style:display-name="Logo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ogo_20_Slide-title" style:display-name="Logo Slide-title" style:family="presentation">
      <style:graphic-properties draw:stroke="none" draw:fill="none" draw:textarea-vertical-align="middle">
        <text:list-style style:name="Logo_20_Slide-title" style:display-name="Logo Slid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style style:name="lyt-darkblue-background" style:family="presentation">
      <style:graphic-properties draw:stroke="none" draw:fill="none"/>
      <style:text-properties style:letter-kerning="true"/>
    </style:style>
    <style:style style:name="lyt-darkblue-backgroundobjects" style:family="presentation">
      <style:graphic-properties draw:shadow="hidden" draw:shadow-offset-x="0.3cm" draw:shadow-offset-y="0.3cm" draw:shadow-color="#808080"/>
      <style:text-properties style:letter-kerning="true"/>
    </style:style>
    <style:style style:name="lyt-darkblue-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Albany AMT'"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style>
    <style:style style:name="lyt-darkblue-outline1" style:family="presentation">
      <style:graphic-properties draw:stroke="none" draw:fill="none" draw:auto-grow-height="false" draw:fit-to-size="shrink-to-fit">
        <text:list-style style:name="lyt-dark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lbany AMT'"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style>
    <style:style style:name="lyt-darkblue-outline2" style:family="presentation" style:parent-style-name="lyt-darkblue-outline1">
      <style:paragraph-properties fo:margin-top="0cm" fo:margin-bottom="0.4cm"/>
      <style:text-properties fo:font-size="28pt" style:font-size-asian="28pt" style:font-size-complex="28pt"/>
    </style:style>
    <style:style style:name="lyt-darkblue-outline3" style:family="presentation" style:parent-style-name="lyt-darkblue-outline2">
      <style:paragraph-properties fo:margin-top="0cm" fo:margin-bottom="0.3cm"/>
      <style:text-properties fo:font-size="24pt" style:font-size-asian="24pt" style:font-size-complex="24pt"/>
    </style:style>
    <style:style style:name="lyt-darkblue-outline4" style:family="presentation" style:parent-style-name="lyt-darkblue-outline3">
      <style:paragraph-properties fo:margin-top="0cm" fo:margin-bottom="0.2cm"/>
      <style:text-properties fo:font-size="20pt" style:font-size-asian="20pt" style:font-size-complex="20pt"/>
    </style:style>
    <style:style style:name="lyt-darkblue-outline5" style:family="presentation" style:parent-style-name="lyt-darkblue-outline4">
      <style:paragraph-properties fo:margin-top="0cm" fo:margin-bottom="0.1cm"/>
      <style:text-properties fo:font-size="20pt" style:font-size-asian="20pt" style:font-size-complex="20pt"/>
    </style:style>
    <style:style style:name="lyt-darkblue-outline6" style:family="presentation" style:parent-style-name="lyt-darkblue-outline5">
      <style:paragraph-properties fo:margin-top="0cm" fo:margin-bottom="0.1cm"/>
      <style:text-properties fo:font-size="20pt" style:font-size-asian="20pt" style:font-size-complex="20pt"/>
    </style:style>
    <style:style style:name="lyt-darkblue-outline7" style:family="presentation" style:parent-style-name="lyt-darkblue-outline6">
      <style:paragraph-properties fo:margin-top="0cm" fo:margin-bottom="0.1cm"/>
      <style:text-properties fo:font-size="20pt" style:font-size-asian="20pt" style:font-size-complex="20pt"/>
    </style:style>
    <style:style style:name="lyt-darkblue-outline8" style:family="presentation" style:parent-style-name="lyt-darkblue-outline7">
      <style:paragraph-properties fo:margin-top="0cm" fo:margin-bottom="0.1cm"/>
      <style:text-properties fo:font-size="20pt" style:font-size-asian="20pt" style:font-size-complex="20pt"/>
    </style:style>
    <style:style style:name="lyt-darkblue-outline9" style:family="presentation" style:parent-style-name="lyt-darkblue-outline8">
      <style:paragraph-properties fo:margin-top="0cm" fo:margin-bottom="0.1cm"/>
      <style:text-properties fo:font-size="20pt" style:font-size-asian="20pt" style:font-size-complex="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lbany AMT'"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Albany AMT'" style:font-family-generic-asian="system" style:font-pitch-asian="variable" style:font-size-asian="44pt" style:font-style-asian="normal" style:font-weight-asian="normal" style:font-family-complex="'Albany AMT'" style:font-family-generic-complex="system" style:font-pitch-complex="variable" style:font-size-complex="44pt" style:font-style-complex="normal" style:font-weight-complex="normal" style:text-emphasize="none" style:font-relief="none"/>
    </style:style>
    <style:presentation-page-layout style:name="AL0T23">
      <presentation:placeholder presentation:object="handout" svg:x="2.057cm" svg:y="1.743cm" svg:width="10.555cm" svg:height="3.507cm"/>
      <presentation:placeholder presentation:object="handout" svg:x="15.412cm" svg:y="1.743cm" svg:width="10.555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3" style:family="graphic" style:parent-style-name="standard">
      <style:graphic-properties draw:stroke="none" draw:fill="solid" draw:fill-color="#00aeef" draw:textarea-horizontal-align="center" draw:textarea-vertical-align="middle" draw:shadow="hidden" draw:shadow-color="#808080"/>
    </style:style>
    <style:style style:name="Mgr4" style:family="graphic" style:parent-style-name="standard">
      <style:graphic-properties draw:stroke="none" draw:fill="solid" draw:fill-color="#ffffff" draw:textarea-horizontal-align="center" draw:textarea-vertical-align="middle" draw:shadow="hidden" style:protect="position size"/>
    </style:style>
    <style:style style:name="Mgr5" style:family="graphic" style:parent-style-name="standard">
      <style:graphic-properties draw:stroke="none" draw:fill="none" draw:fill-color="#df0029" draw:textarea-horizontal-align="left" draw:textarea-vertical-align="top" draw:auto-grow-height="true" draw:auto-grow-width="false" fo:min-height="0.398cm" fo:min-width="0cm" fo:padding-top="0.13cm" fo:padding-bottom="0.13cm" fo:padding-left="0.25cm" fo:padding-right="0.25cm" draw:shadow="hidden" draw:shadow-color="#6b6b6b"/>
    </style:style>
    <style:style style:name="Mgr6" style:family="graphic" style:parent-style-name="standard">
      <style:graphic-properties draw:stroke="none" draw:fill="none" draw:fill-color="#df0029" draw:textarea-horizontal-align="right" draw:textarea-vertical-align="top" draw:auto-grow-height="true" draw:auto-grow-width="false" fo:min-height="0.504cm" fo:min-width="0cm" fo:padding-top="0.13cm" fo:padding-bottom="0.13cm" fo:padding-left="0.25cm" fo:padding-right="0.25cm" draw:shadow="hidden" draw:shadow-color="#6b6b6b"/>
    </style:style>
    <style:style style:name="Mgr7" style:family="graphic" style:parent-style-name="standard">
      <style:graphic-properties draw:stroke="none" draw:fill="solid" draw:fill-color="#00aeef" draw:textarea-horizontal-align="center" draw:textarea-vertical-align="middle" draw:shadow="hidden" draw:shadow-color="#6b6b6b"/>
    </style:style>
    <style:style style:name="Mgr8" style:family="graphic" style:parent-style-name="standard">
      <style:graphic-properties draw:stroke="none" draw:fill="solid" draw:fill-color="#00aeef" draw:textarea-horizontal-align="justify" draw:textarea-vertical-align="middle" draw:auto-grow-height="false" draw:auto-grow-width="false" fo:min-height="0.363cm" fo:min-width="0cm" fo:padding-top="0.13cm" fo:padding-bottom="0.13cm" fo:padding-left="0.25cm" fo:padding-right="0.25cm"/>
    </style:style>
    <style:style style:name="Mgr9" style:family="graphic" style:parent-style-name="standard">
      <style:graphic-properties draw:stroke="none" draw:fill="none" draw:fill-color="#00cc99"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Mgr10" style:family="graphic" style:parent-style-name="standard">
      <style:graphic-properties draw:stroke="none" draw:fill="none" draw:fill-color="#00cc99" draw:textarea-horizontal-align="right" draw:textarea-vertical-align="top" draw:auto-grow-height="true" draw:auto-grow-width="false" fo:min-height="1.01cm" fo:min-width="0cm" fo:padding-top="0.13cm" fo:padding-bottom="0.13cm" fo:padding-left="0.25cm" fo:padding-right="0.25cm" draw:shadow="hidden" draw:shadow-color="#808080"/>
    </style:style>
    <style:style style:name="Mgr11" style:family="graphic" style:parent-style-name="standard">
      <style:graphic-properties draw:stroke="none" draw:fill="none" draw:fill-color="#00cc99" draw:textarea-horizontal-align="left" draw:textarea-vertical-align="bottom" draw:auto-grow-height="true" draw:auto-grow-width="false" fo:min-height="1.01cm" fo:min-width="0cm" fo:padding-top="0.13cm" fo:padding-bottom="0.13cm" fo:padding-left="0.25cm" fo:padding-right="0.25cm" draw:shadow="hidden" draw:shadow-color="#808080"/>
    </style:style>
    <style:style style:name="Mgr12" style:family="graphic" style:parent-style-name="standard">
      <style:graphic-properties draw:stroke="none" draw:fill="none" draw:fill-color="#00cc99" draw:textarea-horizontal-align="right" draw:textarea-vertical-align="bottom" draw:auto-grow-height="true" draw:auto-grow-width="false" fo:min-height="1.01cm" fo:min-width="0cm" fo:padding-top="0.13cm" fo:padding-bottom="0.13cm" fo:padding-left="0.25cm" fo:padding-right="0.25cm" draw:shadow="hidden" draw:shadow-color="#808080"/>
    </style:style>
    <style:style style:name="Mgr1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Burst_20_Title-title">
      <style:graphic-properties draw:fill-color="#ffffff" draw:auto-grow-height="false" fo:min-height="3.181cm"/>
    </style:style>
    <style:style style:name="Mpr2" style:family="presentation" style:parent-style-name="Burst_20_Title-outline1" style:list-style-name="ML2">
      <style:graphic-properties draw:fill-color="#ffffff" draw:auto-grow-height="false" fo:min-height="12.573cm" fo:wrap-option="no-wrap"/>
    </style:style>
    <style:style style:name="Mpr3" style:family="presentation" style:parent-style-name="Burst_20_Title-backgroundobjects">
      <style:graphic-properties draw:stroke="none" draw:fill="none" draw:fill-color="#ffffff" draw:auto-grow-height="false" fo:min-height="1.485cm"/>
    </style:style>
    <style:style style:name="Mpr4" style:family="presentation" style:parent-style-name="Burst_20_Title-backgroundobjects">
      <style:graphic-properties draw:stroke="none" draw:fill="none" draw:fill-color="#ffffff" draw:textarea-vertical-align="bottom" draw:auto-grow-height="false" fo:min-height="1.485cm"/>
    </style:style>
    <style:style style:name="Mpr5" style:family="presentation" style:parent-style-name="Burst_20_Break-title">
      <style:graphic-properties draw:fill-color="#ffffff" draw:auto-grow-height="false" fo:min-height="3.181cm"/>
    </style:style>
    <style:style style:name="Mpr6" style:family="presentation" style:parent-style-name="Burst_20_Break-outline1">
      <style:graphic-properties draw:fill-color="#ffffff" draw:auto-grow-height="false" fo:min-height="12.573cm"/>
    </style:style>
    <style:style style:name="Mpr7" style:family="presentation" style:parent-style-name="Burst_20_Break-backgroundobjects">
      <style:graphic-properties draw:stroke="none" draw:fill="none" draw:fill-color="#ffffff" draw:auto-grow-height="false" fo:min-height="1.485cm"/>
    </style:style>
    <style:style style:name="Mpr8" style:family="presentation" style:parent-style-name="Burst_20_Break-backgroundobjects">
      <style:graphic-properties draw:stroke="none" draw:fill="none" draw:fill-color="#ffffff" draw:textarea-vertical-align="bottom" draw:auto-grow-height="false" fo:min-height="1.485cm"/>
    </style:style>
    <style:style style:name="Mpr9" style:family="presentation" style:parent-style-name="Disclaimer-outline1">
      <style:graphic-properties draw:fill-color="#ffffff" draw:auto-grow-height="false" fo:min-height="12.001cm"/>
    </style:style>
    <style:style style:name="Mpr10" style:family="presentation" style:parent-style-name="Disclaimer-title">
      <style:graphic-properties draw:fill-color="#ffffff" draw:auto-grow-height="false" fo:min-height="3.181cm"/>
    </style:style>
    <style:style style:name="Mpr11" style:family="presentation" style:parent-style-name="Disclaimer-outline1">
      <style:graphic-properties draw:fill-color="#ffffff" draw:auto-grow-height="false" fo:min-height="12.573cm"/>
    </style:style>
    <style:style style:name="Mpr12" style:family="presentation" style:parent-style-name="Bullet-title">
      <style:graphic-properties draw:fill-color="#ffffff" draw:auto-grow-height="false" fo:min-height="3.181cm"/>
    </style:style>
    <style:style style:name="Mpr13" style:family="presentation" style:parent-style-name="Bullet-outline1" style:list-style-name="ML9">
      <style:graphic-properties draw:fill-color="#ffffff" draw:auto-grow-height="false" fo:min-height="12.375cm"/>
    </style:style>
    <style:style style:name="Mpr14" style:family="presentation" style:parent-style-name="Logo_20_Slide-title">
      <style:graphic-properties draw:fill-color="#ffffff" draw:auto-grow-height="false" fo:min-height="3.181cm"/>
    </style:style>
    <style:style style:name="Mpr15" style:family="presentation" style:parent-style-name="Logo_20_Slide-outline1">
      <style:graphic-properties draw:fill-color="#ffffff" draw:auto-grow-height="false" fo:min-height="12.001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text:enable-numbering="true" fo:margin-left="0cm" fo:margin-right="0cm" fo:text-indent="0cm"/>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P6" style:family="paragraph">
      <style:paragraph-properties fo:margin-left="1.2cm" fo:margin-right="0cm" fo:text-indent="-0.9cm"/>
    </style:style>
    <style:style style:name="MP7" style:family="paragraph">
      <style:paragraph-properties fo:margin-left="0.471cm" fo:margin-right="0cm" fo:text-indent="-0.471cm"/>
    </style:style>
    <style:style style:name="MP8" style:family="paragraph">
      <style:paragraph-properties fo:margin-left="0cm" fo:margin-right="0cm" fo:line-height="107%" fo:text-indent="0cm"/>
    </style:style>
    <style:style style:name="MP9" style:family="paragraph">
      <style:paragraph-properties style:writing-mode="lr-tb"/>
    </style:style>
    <style:style style:name="MP10" style:family="paragraph">
      <style:paragraph-properties fo:margin-left="0cm" fo:margin-right="0cm" fo:line-height="107%" fo:text-align="end" fo:text-indent="0cm"/>
    </style:style>
    <style:style style:name="MP11" style:family="paragraph">
      <style:paragraph-properties fo:margin-left="0cm" fo:margin-right="0cm" fo:text-align="center" fo:text-indent="0cm"/>
    </style:style>
    <style:style style:name="MP12" style:family="paragraph">
      <style:paragraph-properties text:enable-numbering="false" fo:margin-left="0cm" fo:margin-right="0cm" fo:text-align="center" fo:text-indent="0cm" style:writing-mode="lr-tb"/>
    </style:style>
    <style:style style:name="MP13" style:family="paragraph">
      <style:paragraph-properties fo:margin-left="0cm" fo:margin-right="0cm" fo:text-align="end" fo:text-indent="0cm"/>
    </style:style>
    <style:style style:name="MT1" style:family="text">
      <style:text-properties fo:font-size="14pt" style:font-size-asian="14pt" style:font-size-complex="14pt"/>
    </style:style>
    <style:style style:name="MT2" style:family="text">
      <style:text-properties fo:color="#6b6b6b" fo:font-family="Arial" style:font-pitch="variable" fo:font-size="9pt" style:font-size-asian="9pt" style:font-size-complex="9pt"/>
    </style:style>
    <style:style style:name="MT3" style:family="text">
      <style:text-properties fo:color="#3c3c41" style:text-position="1% 58%" fo:font-family="Arial" style:font-pitch="variable" fo:font-size="12pt" fo:font-weight="bold" style:font-size-asian="12pt" style:font-size-complex="12pt"/>
    </style:style>
    <style:style style:name="MT4" style:family="text">
      <style:text-properties fo:color="#000000"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
        <style:list-level-properties/>
        <style:text-properties fo:font-family="Arial" style:font-style-name="Regular" style:font-family-generic="swiss" style:font-pitch="variable" fo:color="#3c3c41" fo:font-size="45%"/>
      </text:list-level-style-bullet>
      <text:list-level-style-bullet text:level="2" text:bullet-char=" ">
        <style:list-level-properties/>
        <style:text-properties fo:font-family="Arial" style:font-style-name="Regular" style:font-family-generic="swiss" style:font-pitch="variable" fo:color="#3c3c41" fo:font-size="75%"/>
      </text:list-level-style-bullet>
      <text:list-level-style-bullet text:level="3" text:bullet-char=" ">
        <style:list-level-properties/>
        <style:text-properties fo:font-family="Arial" style:font-style-name="Regular" style:font-family-generic="swiss" style:font-pitch="variable" fo:color="#3c3c41" fo:font-size="45%"/>
      </text:list-level-style-bullet>
      <text:list-level-style-bullet text:level="4" text:bullet-char=" ">
        <style:list-level-properties/>
        <style:text-properties fo:font-family="Arial" style:font-style-name="Regular" style:font-family-generic="swiss" style:font-pitch="variable" fo:color="#3c3c41" fo:font-size="75%"/>
      </text:list-level-style-bullet>
      <text:list-level-style-bullet text:level="5" text:bullet-char=" ">
        <style:list-level-properties/>
        <style:text-properties fo:font-family="Arial" style:font-style-name="Regular" style:font-family-generic="swiss" style:font-pitch="variable" fo:color="#3c3c41" fo:font-size="45%"/>
      </text:list-level-style-bullet>
      <text:list-level-style-bullet text:level="6" text:bullet-char=" ">
        <style:list-level-properties/>
        <style:text-properties fo:font-family="Arial" style:font-style-name="Regular" style:font-family-generic="swiss" style:font-pitch="variable" fo:color="#3c3c41" fo:font-size="45%"/>
      </text:list-level-style-bullet>
      <text:list-level-style-bullet text:level="7" text:bullet-char=" ">
        <style:list-level-properties/>
        <style:text-properties fo:font-family="Arial" style:font-style-name="Regular" style:font-family-generic="swiss" style:font-pitch="variable" fo:color="#3c3c41" fo:font-size="45%"/>
      </text:list-level-style-bullet>
      <text:list-level-style-bullet text:level="8" text:bullet-char=" ">
        <style:list-level-properties/>
        <style:text-properties fo:font-family="Arial" style:font-style-name="Regular" style:font-family-generic="swiss" style:font-pitch="variable" fo:color="#3c3c41" fo:font-size="45%"/>
      </text:list-level-style-bullet>
      <text:list-level-style-bullet text:level="9" text:bullet-char=" ">
        <style:list-level-properties/>
        <style:text-properties fo:font-family="Arial" style:font-style-name="Regular" style:font-family-generic="swiss" style:font-pitch="variable" fo:color="#3c3c41"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952cm"/>
        <style:text-properties fo:font-family="Arial" style:font-family-generic="swiss" style:font-pitch="variable" fo:color="#5a5864"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471cm"/>
        <style:text-properties fo:font-family="Times" style:font-family-generic="roman" style:font-pitch="variable" fo:color="#3c3c41" fo:font-size="45%"/>
      </text:list-level-style-bullet>
      <text:list-level-style-bullet text:level="2" text:bullet-char="–">
        <style:list-level-properties text:space-before="0.952cm" text:min-label-width="0.476cm"/>
        <style:text-properties fo:font-family="Arial" style:font-family-generic="swiss" style:font-pitch="variable" fo:color="#3c3c41" fo:font-size="45%"/>
      </text:list-level-style-bullet>
      <text:list-level-style-bullet text:level="3" text:bullet-char="&gt;">
        <style:list-level-properties text:space-before="1.746cm" text:min-label-width="0.494cm"/>
        <style:text-properties fo:font-family="Arial" style:font-family-generic="swiss" style:font-pitch="variable" fo:color="#3c3c41" fo:font-size="45%"/>
      </text:list-level-style-bullet>
      <text:list-level-style-bullet text:level="4" text:bullet-char="»">
        <style:list-level-properties text:space-before="2.557cm" text:min-label-width="0.468cm"/>
        <style:text-properties fo:font-family="Arial" style:font-family-generic="swiss" style:font-pitch="variable" fo:color="#3c3c41" fo:font-size="45%"/>
      </text:list-level-style-bullet>
      <text:list-level-style-bullet text:level="5" text:bullet-char="~">
        <style:list-level-properties text:space-before="3.342cm" text:min-label-width="0.318cm"/>
        <style:text-properties fo:font-family="Arial" style:font-family-generic="swiss" style:font-pitch="variable" fo:color="#3c3c41" fo:font-size="45%"/>
      </text:list-level-style-bullet>
      <text:list-level-style-bullet text:level="6" text:bullet-char="~">
        <style:list-level-properties text:space-before="3.342cm" text:min-label-width="0.318cm"/>
        <style:text-properties fo:font-family="Arial" style:font-family-generic="swiss" style:font-pitch="variable" fo:color="#3c3c41" fo:font-size="45%"/>
      </text:list-level-style-bullet>
      <text:list-level-style-bullet text:level="7" text:bullet-char="~">
        <style:list-level-properties text:space-before="3.342cm" text:min-label-width="0.318cm"/>
        <style:text-properties fo:font-family="Arial" style:font-family-generic="swiss" style:font-pitch="variable" fo:color="#3c3c41" fo:font-size="45%"/>
      </text:list-level-style-bullet>
      <text:list-level-style-bullet text:level="8" text:bullet-char="~">
        <style:list-level-properties text:space-before="3.342cm" text:min-label-width="0.318cm"/>
        <style:text-properties fo:font-family="Arial" style:font-family-generic="swiss" style:font-pitch="variable" fo:color="#3c3c41" fo:font-size="45%"/>
      </text:list-level-style-bullet>
      <text:list-level-style-bullet text:level="9" text:bullet-char="~">
        <style:list-level-properties text:space-before="3.342cm" text:min-label-width="0.318cm"/>
        <style:text-properties fo:font-family="Arial" style:font-family-generic="swiss" style:font-pitch="variable" fo:color="#3c3c41"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1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style:text-properties fo:font-family="Arial" style:font-family-generic="swiss" style:font-pitch="variable" fo:color="#000000" fo:font-size="100%"/>
      </text:list-level-style-bullet>
      <text:list-level-style-bullet text:level="4" text:bullet-char="–">
        <style:list-level-properties/>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4">
      <draw:page-thumbnail draw:layer="backgroundobjects" svg:width="10.394cm" svg:height="7.795cm" svg:x="2.97cm" svg:y="6.596cm"/>
      <draw:page-thumbnail draw:layer="backgroundobjects" svg:width="10.394cm" svg:height="7.795cm" svg:x="16.335cm" svg:y="6.596cm"/>
    </style:handout-master>
    <style:master-page style:name="Burst_20_Title" style:display-name="Burst Title" style:page-layout-name="PM1" draw:style-name="Mdp1">
      <office:forms form:automatic-focus="false" form:apply-design-mode="false"/>
      <draw:frame draw:style-name="Mgr1" draw:text-style-name="MP1" draw:layer="backgroundobjects" svg:width="24.707cm" svg:height="9.284cm" svg:x="0.334cm" svg:y="0.375cm">
        <draw:image xlink:href="Pictures/10000201000003A60000015F792E5C80.png" xlink:type="simple" xlink:show="embed" xlink:actuate="onLoad">
          <text:p/>
        </draw:image>
      </draw:frame>
      <draw:frame presentation:style-name="Mpr1" draw:text-style-name="MP2" draw:layer="backgroundobjects" svg:width="22.225cm" svg:height="4.242cm" svg:x="2.743cm" svg:y="2.513cm" presentation:class="title">
        <draw:text-box>
          <text:p text:style-name="MP2">Click to enter the title (44pt)<text:line-break/>Second line or subtitle (22pt)</text:p>
        </draw:text-box>
      </draw:frame>
      <draw:frame presentation:style-name="Mpr2" draw:text-style-name="MP3" draw:layer="backgroundobjects" svg:width="10.561cm" svg:height="3.843cm" svg:x="2.774cm" svg:y="10.188cm" presentation:class="outline">
        <draw:text-box>
          <text:list text:style-name="ML2">
            <text:list-item>
              <text:p text:style-name="MP2">Presenter Name (16pt)</text:p>
              <text:list>
                <text:list-item>
                  <text:p text:style-name="MP2">Presenter Title (14pt)</text:p>
                </text:list-item>
                <text:list-item>
                  <text:p text:style-name="MP2">Company/email (14pt)</text:p>
                </text:list-item>
              </text:list>
            </text:list-item>
          </text:list>
        </draw:text-box>
      </draw:frame>
      <draw:frame draw:style-name="Mgr2" draw:text-style-name="MP1" draw:layer="backgroundobjects" svg:width="6.138cm" svg:height="1.603cm" svg:x="18.133cm" svg:y="16.121cm">
        <draw:image xlink:href="Pictures/100000000000017B00000063516DB611.jpg" xlink:type="simple" xlink:show="embed" xlink:actuate="onLoad">
          <text:p/>
        </draw:image>
      </draw:frame>
      <presentation:notes style:page-layout-name="PM2">
        <draw:page-thumbnail presentation:style-name="Burst_20_Title-title" draw:layer="backgroundobjects" svg:width="14.848cm" svg:height="11.135cm" svg:x="3.07cm" svg:y="2.257cm" presentation:class="page"/>
        <draw:frame presentation:style-name="Burst_20_Title-notes" draw:layer="backgroundobjects" svg:width="16.79cm" svg:height="13.364cm" svg:x="2.098cm" svg:y="14.107cm" presentation:class="notes" presentation:placeholder="true">
          <draw:text-box/>
        </draw:frame>
        <draw:frame presentation:style-name="Mpr3" draw:text-style-name="MP4" draw:layer="backgroundobjects" svg:width="9.108cm" svg:height="1.484cm" svg:x="0cm" svg:y="0cm" presentation:class="header">
          <draw:text-box>
            <text:p text:style-name="MP4"><text:span text:style-name="MT1"><presentation:header/></text:span></text:p>
          </draw:text-box>
        </draw:frame>
        <draw:frame presentation:style-name="Mpr3" draw:text-style-name="MP5" draw:layer="backgroundobjects" svg:width="9.108cm" svg:height="1.484cm" svg:x="11.88cm" svg:y="0cm" presentation:class="date-time">
          <draw:text-box>
            <text:p text:style-name="MP5"><text:span text:style-name="MT1"><presentation:date-time/></text:span></text:p>
          </draw:text-box>
        </draw:frame>
        <draw:frame presentation:style-name="Mpr4" draw:text-style-name="MP4" draw:layer="backgroundobjects" svg:width="9.108cm" svg:height="1.484cm" svg:x="0cm" svg:y="28.216cm" presentation:class="footer">
          <draw:text-box>
            <text:p text:style-name="MP4"><text:span text:style-name="MT1"><presentation:footer/></text:span></text:p>
          </draw:text-box>
        </draw:frame>
        <draw:frame presentation:style-name="Mpr4" draw:text-style-name="MP5" draw:layer="backgroundobjects" svg:width="9.108cm" svg:height="1.484cm" svg:x="11.88cm" svg:y="28.216cm" presentation:class="page-number">
          <draw:text-box>
            <text:p text:style-name="MP5"><text:span text:style-name="MT1"><text:page-number>&lt;number&gt;</text:page-number></text:span></text:p>
          </draw:text-box>
        </draw:frame>
      </presentation:notes>
    </style:master-page>
    <style:master-page style:name="Burst_20_Break" style:display-name="Burst Break" style:page-layout-name="PM1" draw:style-name="Mdp1">
      <office:forms form:automatic-focus="false" form:apply-design-mode="false"/>
      <draw:frame draw:style-name="Mgr1" draw:text-style-name="MP1" draw:layer="backgroundobjects" svg:width="24.549cm" svg:height="18.226cm" svg:x="0.426cm" svg:y="0.412cm">
        <draw:image xlink:href="Pictures/10000201000003A0000002B1201CBDBA.png" xlink:type="simple" xlink:show="embed" xlink:actuate="onLoad">
          <text:p/>
        </draw:image>
      </draw:frame>
      <draw:frame presentation:style-name="Mpr5" draw:text-style-name="MP2" draw:layer="backgroundobjects" svg:width="22.859cm" svg:height="3.18cm" svg:x="0.914cm" svg:y="7.612cm" presentation:class="title">
        <draw:text-box>
          <text:p text:style-name="MP2">Click to Edit Section Break Text (32pt)<text:line-break/>Right Justified</text:p>
        </draw:text-box>
      </draw:frame>
      <draw:frame presentation:style-name="Mpr6" draw:text-style-name="MP6" draw:layer="backgroundobjects" svg:width="7.084cm" svg:height="0.501cm" svg:x="0.669cm" svg:y="19.217cm" presentation:class="outline">
        <draw:text-box>
          <text:list text:style-name="ML4">
            <text:list-item>
              <text:p text:style-name="MP2">piece in master that I can't get rid of</text:p>
            </text:list-item>
          </text:list>
        </draw:text-box>
      </draw:frame>
      <presentation:notes style:page-layout-name="PM2">
        <draw:page-thumbnail presentation:style-name="Burst_20_Break-title" draw:layer="backgroundobjects" svg:width="14.848cm" svg:height="11.135cm" svg:x="3.07cm" svg:y="2.257cm" presentation:class="page"/>
        <draw:frame presentation:style-name="Burst_20_Break-notes" draw:layer="backgroundobjects" svg:width="16.79cm" svg:height="13.364cm" svg:x="2.098cm" svg:y="14.107cm" presentation:class="notes" presentation:placeholder="true">
          <draw:text-box/>
        </draw:frame>
        <draw:frame presentation:style-name="Mpr7" draw:text-style-name="MP4" draw:layer="backgroundobjects" svg:width="9.108cm" svg:height="1.484cm" svg:x="0cm" svg:y="0cm" presentation:class="header">
          <draw:text-box>
            <text:p text:style-name="MP4"><text:span text:style-name="MT1"><presentation:header/></text:span></text:p>
          </draw:text-box>
        </draw:frame>
        <draw:frame presentation:style-name="Mpr7" draw:text-style-name="MP5" draw:layer="backgroundobjects" svg:width="9.108cm" svg:height="1.484cm" svg:x="11.88cm" svg:y="0cm" presentation:class="date-time">
          <draw:text-box>
            <text:p text:style-name="MP5"><text:span text:style-name="MT1"><presentation:date-time/></text:span></text:p>
          </draw:text-box>
        </draw:frame>
        <draw:frame presentation:style-name="Mpr8" draw:text-style-name="MP4" draw:layer="backgroundobjects" svg:width="9.108cm" svg:height="1.484cm" svg:x="0cm" svg:y="28.216cm" presentation:class="footer">
          <draw:text-box>
            <text:p text:style-name="MP4"><text:span text:style-name="MT1"><presentation:footer/></text:span></text:p>
          </draw:text-box>
        </draw:frame>
        <draw:frame presentation:style-name="Mpr8" draw:text-style-name="MP5" draw:layer="backgroundobjects" svg:width="9.108cm" svg:height="1.484cm" svg:x="11.88cm" svg:y="28.216cm" presentation:class="page-number">
          <draw:text-box>
            <text:p text:style-name="MP5"><text:span text:style-name="MT1"><text:page-number>&lt;number&gt;</text:page-number></text:span></text:p>
          </draw:text-box>
        </draw:frame>
      </presentation:notes>
    </style:master-page>
    <style:master-page style:name="Disclaimer" style:page-layout-name="PM1" draw:style-name="Mdp2">
      <draw:frame draw:style-name="Mgr2" draw:text-style-name="MP1" draw:layer="backgroundobjects" svg:width="1.348cm" svg:height="1.348cm" svg:x="23.246cm" svg:y="16.957cm">
        <draw:image xlink:href="Pictures/1000000000000053000000538CD250B5.jpg" xlink:type="simple" xlink:show="embed" xlink:actuate="onLoad">
          <text:p/>
        </draw:image>
      </draw:frame>
      <draw:rect draw:style-name="Mgr3" draw:text-style-name="MP1" draw:layer="backgroundobjects" svg:width="24.584cm" svg:height="11.673cm" svg:x="0.406cm" svg:y="0.367cm">
        <text:p/>
      </draw:rect>
      <draw:frame presentation:style-name="Mpr9" draw:text-style-name="MP6" draw:layer="backgroundobjects" svg:width="7.417cm" svg:height="4.362cm" svg:x="0.045cm" svg:y="14.677cm" presentation:class="outline">
        <draw:text-box>
          <text:list text:style-name="ML5">
            <text:list-item>
              <text:p text:style-name="MP2">Click to edit the outline text format</text:p>
              <text:list>
                <text:list-item>
                  <text:p text:style-name="MP2">Second Outline Level</text:p>
                  <text:list>
                    <text:list-item>
                      <text:p text:style-name="MP2">Third Outline Level</text:p>
                      <text:list>
                        <text:list-item>
                          <text:p text:style-name="MP2">Fourth Outline Level</text:p>
                          <text:list>
                            <text:list-item>
                              <text:p text:style-name="MP2">Fifth Outline Level</text:p>
                              <text:list>
                                <text:list-item>
                                  <text:p text:style-name="MP2">Sixth Outline Level</text:p>
                                  <text:list>
                                    <text:list-item>
                                      <text:p text:style-name="MP2">Seventh Outline Level</text:p>
                                      <text:list>
                                        <text:list-item>
                                          <text:p text:style-name="MP2">Eighth Outline Level</text:p>
                                          <text:list>
                                            <text:list-item>
                                              <text:p text:style-name="MP2">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0" draw:text-style-name="MP2" draw:layer="backgroundobjects" svg:width="3.709cm" svg:height="0.488cm" svg:x="0.371cm" svg:y="12.808cm" presentation:class="title">
        <draw:text-box>
          <text:p text:style-name="MP2">Click to edit the title text format</text:p>
        </draw:text-box>
      </draw:frame>
      <draw:frame presentation:style-name="Mpr11" draw:text-style-name="MP6" draw:layer="backgroundobjects" svg:width="7.299cm" svg:height="4.211cm" svg:x="0.061cm" svg:y="14.667cm" presentation:class="outline">
        <draw:text-box>
          <text:list text:style-name="ML7">
            <text:list-item>
              <text:p text:style-name="MP2">Click to edit the outline text format</text:p>
              <text:list>
                <text:list-item>
                  <text:p text:style-name="MP2">Second Outline Level</text:p>
                  <text:list>
                    <text:list-item>
                      <text:p text:style-name="MP2">Third Outline Level</text:p>
                      <text:list>
                        <text:list-item>
                          <text:p text:style-name="MP2">Fourth Outline Level</text:p>
                          <text:list>
                            <text:list-item>
                              <text:p text:style-name="MP2">Fifth Outline Level</text:p>
                              <text:list>
                                <text:list-item>
                                  <text:p text:style-name="MP2">Sixth Outline Level</text:p>
                                  <text:list>
                                    <text:list-item>
                                      <text:p text:style-name="MP2">Seventh Outline Level</text:p>
                                      <text:list>
                                        <text:list-item>
                                          <text:p text:style-name="MP2">Eighth Outline Level</text:p>
                                          <text:list>
                                            <text:list-item>
                                              <text:p text:style-name="MP2">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rect draw:style-name="Mgr4" draw:text-style-name="MP1" draw:layer="backgroundobjects" svg:width="19.4cm" svg:height="25.75cm" svg:x="0cm" svg:y="0cm">
          <text:p/>
        </draw:rect>
        <draw:page-thumbnail presentation:style-name="Disclaimer-title" draw:layer="backgroundobjects" svg:width="12.982cm" svg:height="9.737cm" svg:x="3.14cm" svg:y="1.905cm" presentation:class="page"/>
        <draw:frame presentation:style-name="Disclaimer-notes" draw:layer="backgroundobjects" svg:width="14.182cm" svg:height="11.641cm" svg:x="2.54cm" svg:y="12.277cm" presentation:class="notes" presentation:placeholder="true" presentation:user-transformed="true">
          <draw:text-box/>
        </draw:frame>
      </presentation:notes>
    </style:master-page>
    <style:master-page style:name="Bullet" style:page-layout-name="PM1" draw:style-name="Mdp2">
      <office:forms form:automatic-focus="false" form:apply-design-mode="false"/>
      <draw:frame draw:style-name="Mgr2" draw:text-style-name="MP1" draw:layer="backgroundobjects" svg:width="1.167cm" svg:height="1.252cm" svg:x="23.771cm" svg:y="0.547cm">
        <draw:image xlink:href="Pictures/10000000000000450000004AA8B75B09.jpg" xlink:type="simple" xlink:show="embed" xlink:actuate="onLoad">
          <text:p/>
        </draw:image>
      </draw:frame>
      <draw:frame presentation:style-name="Mpr12" draw:text-style-name="MP2" draw:layer="backgroundobjects" svg:width="20.682cm" svg:height="2.752cm" svg:x="2.732cm" svg:y="0.71cm" presentation:class="title" presentation:user-transformed="true">
        <draw:text-box>
          <text:p text:style-name="MP2">Click to edit the title text format (32pt)</text:p>
        </draw:text-box>
      </draw:frame>
      <draw:frame presentation:style-name="Mpr13" draw:text-style-name="MP7" draw:layer="backgroundobjects" svg:width="20.994cm" svg:height="12.374cm" svg:x="2.769cm" svg:y="4.316cm" presentation:class="outline" presentation:user-transformed="true">
        <draw:text-box>
          <text:list text:style-name="ML9">
            <text:list-item>
              <text:p text:style-name="MP2">Click to edit the outline text format (24pt)</text:p>
              <text:list>
                <text:list-item>
                  <text:p text:style-name="MP2">Second Outline Level (20pt)</text:p>
                  <text:list>
                    <text:list-item>
                      <text:p text:style-name="MP2">Third Outline Level (16 pt)</text:p>
                      <text:list>
                        <text:list-item>
                          <text:p text:style-name="MP2">Fourth Outline Level (14pt)</text:p>
                          <text:list>
                            <text:list-item>
                              <text:p text:style-name="MP2">Fifth Outline Level (12pt)</text:p>
                            </text:list-item>
                          </text:list>
                        </text:list-item>
                      </text:list>
                    </text:list-item>
                  </text:list>
                </text:list-item>
              </text:list>
            </text:list-item>
          </text:list>
        </draw:text-box>
      </draw:frame>
      <draw:frame draw:style-name="Mgr5" draw:text-style-name="MP9" draw:layer="backgroundobjects" svg:width="16.025cm" svg:height="0.658cm" svg:x="2.542cm" svg:y="17.808cm">
        <draw:text-box>
          <text:p text:style-name="MP8"><text:span text:style-name="MT2">© <text:s/>Novell, Inc. <text:s/>All rights reserved.</text:span></text:p>
        </draw:text-box>
      </draw:frame>
      <draw:frame draw:style-name="Mgr6" draw:text-style-name="MP9" draw:layer="backgroundobjects" svg:width="1.059cm" svg:height="0.764cm" svg:x="1.08cm" svg:y="17.705cm">
        <draw:text-box>
          <text:p text:style-name="MP10"><text:span text:style-name="MT3"><text:page-number>&lt;number&gt;</text:page-number></text:span></text:p>
        </draw:text-box>
      </draw:frame>
      <draw:g>
        <draw:rect draw:style-name="Mgr7" draw:text-style-name="MP1" draw:layer="backgroundobjects" svg:width="19.693cm" svg:height="0.622cm" svg:x="2.784cm" svg:y="0cm">
          <text:p/>
        </draw:rect>
        <draw:rect draw:style-name="Mgr8" draw:text-style-name="MP12" draw:layer="backgroundobjects" svg:width="19.693cm" svg:height="0.622cm" svg:x="2.784cm" svg:y="0cm">
          <text:p text:style-name="MP11"><text:s/></text:p>
        </draw:rect>
      </draw:g>
      <presentation:notes style:page-layout-name="PM2">
        <draw:rect draw:style-name="Mgr4" draw:text-style-name="MP1" draw:layer="backgroundobjects" svg:width="19.4cm" svg:height="25.75cm" svg:x="0cm" svg:y="0cm">
          <text:p/>
        </draw:rect>
        <draw:frame draw:style-name="Mgr9" draw:text-style-name="MP9" draw:layer="backgroundobjects" svg:width="8.467cm" svg:height="1.27cm" svg:x="0cm" svg:y="0cm">
          <draw:text-box>
            <text:p/>
          </draw:text-box>
        </draw:frame>
        <draw:frame draw:style-name="Mgr10" draw:text-style-name="MP9" draw:layer="backgroundobjects" svg:width="8.466cm" svg:height="1.27cm" svg:x="11.007cm" svg:y="0cm">
          <draw:text-box>
            <text:p/>
          </draw:text-box>
        </draw:frame>
        <draw:page-thumbnail presentation:style-name="Bullet-title" draw:layer="backgroundobjects" svg:width="12.982cm" svg:height="9.737cm" svg:x="3.14cm" svg:y="1.905cm" presentation:class="page"/>
        <draw:frame presentation:style-name="Bullet-notes" draw:layer="backgroundobjects" svg:width="14.182cm" svg:height="11.641cm" svg:x="2.54cm" svg:y="12.277cm" presentation:class="notes" presentation:placeholder="true" presentation:user-transformed="true">
          <draw:text-box/>
        </draw:frame>
        <draw:frame draw:style-name="Mgr11" draw:text-style-name="MP9" draw:layer="backgroundobjects" svg:width="8.467cm" svg:height="1.27cm" svg:x="0cm" svg:y="24.553cm">
          <draw:text-box>
            <text:p/>
          </draw:text-box>
        </draw:frame>
        <draw:frame draw:style-name="Mgr12" draw:text-style-name="MP9" draw:layer="backgroundobjects" svg:width="8.466cm" svg:height="1.27cm" svg:x="11.007cm" svg:y="24.553cm">
          <draw:text-box>
            <text:p text:style-name="MP13"><text:span text:style-name="MT4"><text:page-number>&lt;number&gt;</text:page-number></text:span></text:p>
          </draw:text-box>
        </draw:frame>
      </presentation:notes>
    </style:master-page>
    <style:master-page style:name="Logo_20_Slide" style:display-name="Logo Slide" style:page-layout-name="PM1" draw:style-name="Mdp3">
      <draw:frame draw:style-name="Mgr2" draw:text-style-name="MP1" draw:layer="backgroundobjects" svg:width="12.479cm" svg:height="3.166cm" svg:x="6.674cm" svg:y="7.362cm">
        <draw:image xlink:href="Pictures/10000000000002E1000000BBEFAC77C8.jpg" xlink:type="simple" xlink:show="embed" xlink:actuate="onLoad">
          <text:p/>
        </draw:image>
      </draw:frame>
      <draw:frame presentation:style-name="Mpr14" draw:text-style-name="MP2" draw:layer="backgroundobjects" svg:width="3.488cm" svg:height="0.471cm" svg:x="0cm" svg:y="0cm" presentation:class="title" presentation:user-transformed="true">
        <draw:text-box>
          <text:p text:style-name="MP2">Click to edit the title text format</text:p>
        </draw:text-box>
      </draw:frame>
      <draw:frame presentation:style-name="Mpr15" draw:text-style-name="MP6" draw:layer="backgroundobjects" svg:width="3.703cm" svg:height="1.109cm" svg:x="0cm" svg:y="0.467cm" presentation:class="outline" presentation:user-transformed="true">
        <draw:text-box>
          <text:list text:style-name="ML11">
            <text:list-item>
              <text:p text:style-name="MP2">Click to edit the outline text format</text:p>
              <text:list>
                <text:list-item>
                  <text:p text:style-name="MP2">Second Outline Level</text:p>
                  <text:list>
                    <text:list-item>
                      <text:p text:style-name="MP2">Third Outline Level</text:p>
                      <text:list>
                        <text:list-item>
                          <text:p text:style-name="MP2">Fourth Outline Level</text:p>
                        </text:list-item>
                      </text:list>
                    </text:list-item>
                  </text:list>
                </text:list-item>
              </text:list>
            </text:list-item>
          </text:list>
        </draw:text-box>
      </draw:frame>
      <presentation:notes style:page-layout-name="PM2">
        <draw:rect draw:style-name="Mgr4" draw:text-style-name="MP1" draw:layer="backgroundobjects" svg:width="19.4cm" svg:height="25.75cm" svg:x="0cm" svg:y="0cm">
          <text:p/>
        </draw:rect>
        <draw:page-thumbnail presentation:style-name="Logo_20_Slide-title" draw:layer="backgroundobjects" svg:width="12.982cm" svg:height="9.737cm" svg:x="3.14cm" svg:y="1.905cm" presentation:class="page"/>
        <draw:frame presentation:style-name="Logo_20_Slide-notes" draw:layer="backgroundobjects" svg:width="14.182cm" svg:height="11.641cm" svg:x="2.54cm" svg:y="12.277cm" presentation:class="notes" presentation:placeholder="true" presentation:user-transformed="true">
          <draw:text-box/>
        </draw:frame>
      </presentation:notes>
    </style:master-page>
    <style:master-page style:name="lyt-darkblue" style:page-layout-name="PM1" draw:style-name="Mdp1">
      <draw:frame presentation:style-name="lyt-darkblue-title" draw:layer="backgroundobjects" svg:width="21.692cm" svg:height="3.181cm" svg:x="1.866cm" svg:y="0.711cm" presentation:class="title" presentation:placeholder="true">
        <draw:text-box/>
      </draw:frame>
      <draw:frame presentation:style-name="lyt-darkblue-outline1" draw:layer="backgroundobjects" svg:width="22.106cm" svg:height="12.573cm" svg:x="1.866cm" svg:y="4.946cm" presentation:class="outline" presentation:placeholder="true">
        <draw:text-box draw:corner-radius="0.001cm"/>
      </draw:frame>
      <draw:rect draw:style-name="Mgr13" draw:text-style-name="MP1" draw:layer="backgroundobjects" svg:width="23.574cm" svg:height="0.244cm" svg:x="1.825cm" svg:y="17.832cm">
        <text:p/>
      </draw:rect>
      <draw:rect draw:style-name="Mgr13" draw:text-style-name="MP1" draw:layer="backgroundobjects" svg:width="20.392cm" svg:height="0.244cm" svg:x="5.007cm" svg:y="18.367cm">
        <text:p/>
      </draw:rect>
      <presentation:notes style:page-layout-name="PM2">
        <draw:page-thumbnail presentation:style-name="lyt-darkblue-title" draw:layer="backgroundobjects" svg:width="13.699cm" svg:height="10.28cm" svg:x="3.645cm" svg:y="2.853cm" presentation:class="page"/>
        <draw:frame presentation:style-name="lyt-darkblue-notes" draw:layer="backgroundobjects" svg:width="14.51cm" svg:height="11.41cm" svg:x="3.247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9$Build-9358</meta:generator>
    <dc:title>Novell Corporate Presentation Template 2009 - blue</dc:title>
    <dc:description>Template Version 10:  9/18/08</dc:description>
    <meta:creation-date>2005-12-12T14:50:57</meta:creation-date>
    <dc:date>2008-11-05T06:53:14</dc:date>
    <meta:editing-cycles>212</meta:editing-cycles>
    <meta:editing-duration>PT298H12M00S</meta:editing-duration>
    <dc:creator>Noel Power</dc:creator>
    <meta:document-statistic meta:object-count="114"/>
    <meta:user-defined meta:name="Info 1">Template Version 10:  9/18/08</meta:user-defined>
    <meta:user-defined meta:name="Info 2"/>
    <meta:user-defined meta:name="Info 3"/>
    <meta:user-defined meta:name="Info 4"/>
  </office:meta>
</office:document-meta>
</file>